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72.19pt" svg:y="7606.03pt">
            <loext:p draw:notify-on-update-of-ranges="EnergyVals.B506:EnergyVals.B606 EnergyVals.C506:EnergyVals.C606 EnergyVals.D506:EnergyVals.D606 EnergyVals.E506:EnergyVals.E6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17.1035748" calcext:value-type="float">
            <text:p>70217.1035748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72377.734112" calcext:value-type="float">
            <text:p>72377.734112</text:p>
          </table:table-cell>
          <table:table-cell office:value-type="float" office:value="58514.9745923" calcext:value-type="float">
            <text:p>58514.974592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4604.8487973" calcext:value-type="float">
            <text:p>74604.8487973</text:p>
          </table:table-cell>
          <table:table-cell office:value-type="float" office:value="58516.1373104" calcext:value-type="float">
            <text:p>58516.13731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6900.4933956" calcext:value-type="float">
            <text:p>76900.4933956</text:p>
          </table:table-cell>
          <table:table-cell office:value-type="float" office:value="58516.8638416" calcext:value-type="float">
            <text:p>58516.863841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9266.7766214" calcext:value-type="float">
            <text:p>79266.7766214</text:p>
          </table:table-cell>
          <table:table-cell office:value-type="float" office:value="58516.8851132" calcext:value-type="float">
            <text:p>58516.88511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81705.8720758" calcext:value-type="float">
            <text:p>81705.8720758</text:p>
          </table:table-cell>
          <table:table-cell office:value-type="float" office:value="58516.3156609" calcext:value-type="float">
            <text:p>58516.315660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84220.0202432" calcext:value-type="float">
            <text:p>84220.0202432</text:p>
          </table:table-cell>
          <table:table-cell office:value-type="float" office:value="58515.4649761" calcext:value-type="float">
            <text:p>58515.46497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86811.5305493" calcext:value-type="float">
            <text:p>86811.5305493</text:p>
          </table:table-cell>
          <table:table-cell office:value-type="float" office:value="58514.6866269" calcext:value-type="float">
            <text:p>58514.68662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9482.7834824" calcext:value-type="float">
            <text:p>89482.7834824</text:p>
          </table:table-cell>
          <table:table-cell office:value-type="float" office:value="58514.2663478" calcext:value-type="float">
            <text:p>58514.26634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92236.2327803" calcext:value-type="float">
            <text:p>92236.2327803</text:p>
          </table:table-cell>
          <table:table-cell office:value-type="float" office:value="58514.3489295" calcext:value-type="float">
            <text:p>58514.34892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5074.407684" calcext:value-type="float">
            <text:p>95074.407684</text:p>
          </table:table-cell>
          <table:table-cell office:value-type="float" office:value="58517.020797" calcext:value-type="float">
            <text:p>58517.02079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97999.915261" calcext:value-type="float">
            <text:p>97999.915261</text:p>
          </table:table-cell>
          <table:table-cell office:value-type="float" office:value="73406.34007" calcext:value-type="float">
            <text:p>73406.340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1015.4428" calcext:value-type="float">
            <text:p>101015.4428</text:p>
          </table:table-cell>
          <table:table-cell office:value-type="float" office:value="100210.557489" calcext:value-type="float">
            <text:p>100210.55748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04123.76028" calcext:value-type="float">
            <text:p>104123.76028</text:p>
          </table:table-cell>
          <table:table-cell office:value-type="float" office:value="118939.126935" calcext:value-type="float">
            <text:p>118939.12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7327.722914" calcext:value-type="float">
            <text:p>107327.722914</text:p>
          </table:table-cell>
          <table:table-cell office:value-type="float" office:value="119071.6361" calcext:value-type="float">
            <text:p>119071.63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10630.273771" calcext:value-type="float">
            <text:p>110630.273771</text:p>
          </table:table-cell>
          <table:table-cell office:value-type="float" office:value="116560.925979" calcext:value-type="float">
            <text:p>116560.92597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4034.446482" calcext:value-type="float">
            <text:p>114034.446482</text:p>
          </table:table-cell>
          <table:table-cell office:value-type="float" office:value="113945.658592" calcext:value-type="float">
            <text:p>113945.6585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17543.368025" calcext:value-type="float">
            <text:p>117543.368025</text:p>
          </table:table-cell>
          <table:table-cell office:value-type="float" office:value="111397.14484" calcext:value-type="float">
            <text:p>111397.144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21160.261594" calcext:value-type="float">
            <text:p>121160.261594</text:p>
          </table:table-cell>
          <table:table-cell office:value-type="float" office:value="109156.756236" calcext:value-type="float">
            <text:p>109156.75623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24888.449568" calcext:value-type="float">
            <text:p>124888.449568</text:p>
          </table:table-cell>
          <table:table-cell office:value-type="float" office:value="108171.634835" calcext:value-type="float">
            <text:p>108171.6348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731.356554" calcext:value-type="float">
            <text:p>128731.356554</text:p>
          </table:table-cell>
          <table:table-cell office:value-type="float" office:value="108387.86642" calcext:value-type="float">
            <text:p>108387.8664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32692.512539" calcext:value-type="float">
            <text:p>132692.512539</text:p>
          </table:table-cell>
          <table:table-cell office:value-type="float" office:value="108375.573782" calcext:value-type="float">
            <text:p>108375.57378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6775.556128" calcext:value-type="float">
            <text:p>136775.556128</text:p>
          </table:table-cell>
          <table:table-cell office:value-type="float" office:value="108369.948976" calcext:value-type="float">
            <text:p>108369.94897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40984.237892" calcext:value-type="float">
            <text:p>140984.237892</text:p>
          </table:table-cell>
          <table:table-cell office:value-type="float" office:value="108367.155527" calcext:value-type="float">
            <text:p>108367.15552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5322.423806" calcext:value-type="float">
            <text:p>145322.423806</text:p>
          </table:table-cell>
          <table:table-cell office:value-type="float" office:value="108423.73744" calcext:value-type="float">
            <text:p>108423.7374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49794.098806" calcext:value-type="float">
            <text:p>149794.098806</text:p>
          </table:table-cell>
          <table:table-cell office:value-type="float" office:value="108424.657281" calcext:value-type="float">
            <text:p>108424.6572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54403.370446" calcext:value-type="float">
            <text:p>154403.370446</text:p>
          </table:table-cell>
          <table:table-cell office:value-type="float" office:value="108341.150521" calcext:value-type="float">
            <text:p>108341.150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59154.472674" calcext:value-type="float">
            <text:p>159154.472674</text:p>
          </table:table-cell>
          <table:table-cell office:value-type="float" office:value="108334.828869" calcext:value-type="float">
            <text:p>108334.8288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4051.769718" calcext:value-type="float">
            <text:p>164051.769718</text:p>
          </table:table-cell>
          <table:table-cell office:value-type="float" office:value="108329.516462" calcext:value-type="float">
            <text:p>108329.51646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69099.760097" calcext:value-type="float">
            <text:p>169099.760097</text:p>
          </table:table-cell>
          <table:table-cell office:value-type="float" office:value="108321.928831" calcext:value-type="float">
            <text:p>108321.92883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4303.080754" calcext:value-type="float">
            <text:p>174303.080754</text:p>
          </table:table-cell>
          <table:table-cell office:value-type="float" office:value="108300.866386" calcext:value-type="float">
            <text:p>108300.86638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79666.511312" calcext:value-type="float">
            <text:p>179666.511312</text:p>
          </table:table-cell>
          <table:table-cell office:value-type="float" office:value="108971.122521" calcext:value-type="float">
            <text:p>108971.122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5194.978467" calcext:value-type="float">
            <text:p>185194.978467</text:p>
          </table:table-cell>
          <table:table-cell office:value-type="float" office:value="111386.337639" calcext:value-type="float">
            <text:p>111386.3376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90893.560514" calcext:value-type="float">
            <text:p>190893.560514</text:p>
          </table:table-cell>
          <table:table-cell office:value-type="float" office:value="112342.418756" calcext:value-type="float">
            <text:p>112342.4187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96767.492009" calcext:value-type="float">
            <text:p>196767.492009</text:p>
          </table:table-cell>
          <table:table-cell office:value-type="float" office:value="114602.136746" calcext:value-type="float">
            <text:p>114602.13674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02822.168581" calcext:value-type="float">
            <text:p>202822.168581</text:p>
          </table:table-cell>
          <table:table-cell office:value-type="float" office:value="115651.898085" calcext:value-type="float">
            <text:p>115651.8980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9063.151885" calcext:value-type="float">
            <text:p>209063.151885</text:p>
          </table:table-cell>
          <table:table-cell office:value-type="float" office:value="191900.84287" calcext:value-type="float">
            <text:p>191900.8428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15496.174712" calcext:value-type="float">
            <text:p>215496.174712</text:p>
          </table:table-cell>
          <table:table-cell office:value-type="float" office:value="337790.181572" calcext:value-type="float">
            <text:p>337790.18157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22127.146256" calcext:value-type="float">
            <text:p>222127.146256</text:p>
          </table:table-cell>
          <table:table-cell office:value-type="float" office:value="337870.030684" calcext:value-type="float">
            <text:p>337870.0306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28962.157541" calcext:value-type="float">
            <text:p>228962.157541</text:p>
          </table:table-cell>
          <table:table-cell office:value-type="float" office:value="346296.451655" calcext:value-type="float">
            <text:p>346296.45165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007.487015" calcext:value-type="float">
            <text:p>236007.487015</text:p>
          </table:table-cell>
          <table:table-cell office:value-type="float" office:value="346489.666411" calcext:value-type="float">
            <text:p>346489.6664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243269.606321" calcext:value-type="float">
            <text:p>243269.606321</text:p>
          </table:table-cell>
          <table:table-cell office:value-type="float" office:value="346460.014951" calcext:value-type="float">
            <text:p>346460.014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50755.186235" calcext:value-type="float">
            <text:p>250755.186235</text:p>
          </table:table-cell>
          <table:table-cell office:value-type="float" office:value="346436.665957" calcext:value-type="float">
            <text:p>346436.6659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258471.102802" calcext:value-type="float">
            <text:p>258471.102802</text:p>
          </table:table-cell>
          <table:table-cell office:value-type="float" office:value="346410.749574" calcext:value-type="float">
            <text:p>346410.74957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66424.443644" calcext:value-type="float">
            <text:p>266424.443644</text:p>
          </table:table-cell>
          <table:table-cell office:value-type="float" office:value="346394.744199" calcext:value-type="float">
            <text:p>346394.7441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74622.514477" calcext:value-type="float">
            <text:p>274622.514477</text:p>
          </table:table-cell>
          <table:table-cell office:value-type="float" office:value="346366.805932" calcext:value-type="float">
            <text:p>346366.8059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83072.845817" calcext:value-type="float">
            <text:p>283072.845817</text:p>
          </table:table-cell>
          <table:table-cell office:value-type="float" office:value="346341.146935" calcext:value-type="float">
            <text:p>346341.14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291783.199902" calcext:value-type="float">
            <text:p>291783.199902</text:p>
          </table:table-cell>
          <table:table-cell office:value-type="float" office:value="347414.372907" calcext:value-type="float">
            <text:p>347414.3729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0761.577816" calcext:value-type="float">
            <text:p>300761.577816</text:p>
          </table:table-cell>
          <table:table-cell office:value-type="float" office:value="346085.20626" calcext:value-type="float">
            <text:p>346085.206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310016.226845" calcext:value-type="float">
            <text:p>310016.226845</text:p>
          </table:table-cell>
          <table:table-cell office:value-type="float" office:value="345787.561811" calcext:value-type="float">
            <text:p>345787.5618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19555.648049" calcext:value-type="float">
            <text:p>319555.648049</text:p>
          </table:table-cell>
          <table:table-cell office:value-type="float" office:value="345560.451924" calcext:value-type="float">
            <text:p>345560.45192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329388.604072" calcext:value-type="float">
            <text:p>329388.604072</text:p>
          </table:table-cell>
          <table:table-cell office:value-type="float" office:value="349640.76521" calcext:value-type="float">
            <text:p>349640.76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39524.12719" calcext:value-type="float">
            <text:p>339524.12719</text:p>
          </table:table-cell>
          <table:table-cell office:value-type="float" office:value="354396.473666" calcext:value-type="float">
            <text:p>354396.47366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349971.527609" calcext:value-type="float">
            <text:p>349971.527609</text:p>
          </table:table-cell>
          <table:table-cell office:value-type="float" office:value="345725.809292" calcext:value-type="float">
            <text:p>345725.8092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60740.402017" calcext:value-type="float">
            <text:p>360740.402017</text:p>
          </table:table-cell>
          <table:table-cell office:value-type="float" office:value="351463.614145" calcext:value-type="float">
            <text:p>351463.6141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371840.642398" calcext:value-type="float">
            <text:p>371840.642398</text:p>
          </table:table-cell>
          <table:table-cell office:value-type="float" office:value="356754.102075" calcext:value-type="float">
            <text:p>356754.1020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83282.445122" calcext:value-type="float">
            <text:p>383282.445122</text:p>
          </table:table-cell>
          <table:table-cell office:value-type="float" office:value="366589.07832" calcext:value-type="float">
            <text:p>366589.07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395076.320305" calcext:value-type="float">
            <text:p>395076.320305</text:p>
          </table:table-cell>
          <table:table-cell office:value-type="float" office:value="387343.983338" calcext:value-type="float">
            <text:p>387343.9833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07233.101469" calcext:value-type="float">
            <text:p>407233.101469</text:p>
          </table:table-cell>
          <table:table-cell office:value-type="float" office:value="1135613.99804" calcext:value-type="float">
            <text:p>1135613.998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419763.955492" calcext:value-type="float">
            <text:p>419763.955492</text:p>
          </table:table-cell>
          <table:table-cell office:value-type="float" office:value="1160657.02841" calcext:value-type="float">
            <text:p>1160657.0284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32680.392862" calcext:value-type="float">
            <text:p>432680.392862</text:p>
          </table:table-cell>
          <table:table-cell office:value-type="float" office:value="1159559.06485" calcext:value-type="float">
            <text:p>1159559.064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445994.278255" calcext:value-type="float">
            <text:p>445994.278255</text:p>
          </table:table-cell>
          <table:table-cell office:value-type="float" office:value="1159628.03354" calcext:value-type="float">
            <text:p>1159628.033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59717.841432" calcext:value-type="float">
            <text:p>459717.841432</text:p>
          </table:table-cell>
          <table:table-cell office:value-type="float" office:value="1159749.38902" calcext:value-type="float">
            <text:p>1159749.38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473863.68847" calcext:value-type="float">
            <text:p>473863.68847</text:p>
          </table:table-cell>
          <table:table-cell office:value-type="float" office:value="1159889.07604" calcext:value-type="float">
            <text:p>1159889.076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8444.813348" calcext:value-type="float">
            <text:p>488444.813348</text:p>
          </table:table-cell>
          <table:table-cell office:value-type="float" office:value="1160034.99863" calcext:value-type="float">
            <text:p>1160034.9986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503474.609874" calcext:value-type="float">
            <text:p>503474.609874</text:p>
          </table:table-cell>
          <table:table-cell office:value-type="float" office:value="1160168.54393" calcext:value-type="float">
            <text:p>1160168.5439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18966.883998" calcext:value-type="float">
            <text:p>518966.883998</text:p>
          </table:table-cell>
          <table:table-cell office:value-type="float" office:value="1160310.08596" calcext:value-type="float">
            <text:p>1160310.0859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534935.866486" calcext:value-type="float">
            <text:p>534935.866486</text:p>
          </table:table-cell>
          <table:table-cell office:value-type="float" office:value="1160472.03222" calcext:value-type="float">
            <text:p>1160472.0322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51396.225996" calcext:value-type="float">
            <text:p>551396.225996</text:p>
          </table:table-cell>
          <table:table-cell office:value-type="float" office:value="1157044.48534" calcext:value-type="float">
            <text:p>1157044.4853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568363.082549" calcext:value-type="float">
            <text:p>568363.082549</text:p>
          </table:table-cell>
          <table:table-cell office:value-type="float" office:value="1151303.88754" calcext:value-type="float">
            <text:p>1151303.887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85852.021423" calcext:value-type="float">
            <text:p>585852.021423</text:p>
          </table:table-cell>
          <table:table-cell office:value-type="float" office:value="1147071.64861" calcext:value-type="float">
            <text:p>1147071.64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603879.107465" calcext:value-type="float">
            <text:p>603879.107465</text:p>
          </table:table-cell>
          <table:table-cell office:value-type="float" office:value="1158771.06084" calcext:value-type="float">
            <text:p>1158771.060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22460.899848" calcext:value-type="float">
            <text:p>622460.899848</text:p>
          </table:table-cell>
          <table:table-cell office:value-type="float" office:value="1167827.4288" calcext:value-type="float">
            <text:p>1167827.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641614.467282" calcext:value-type="float">
            <text:p>641614.467282</text:p>
          </table:table-cell>
          <table:table-cell office:value-type="float" office:value="1175756.88857" calcext:value-type="float">
            <text:p>1175756.888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61357.403697" calcext:value-type="float">
            <text:p>661357.403697</text:p>
          </table:table-cell>
          <table:table-cell office:value-type="float" office:value="1170762.89951" calcext:value-type="float">
            <text:p>1170762.89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681707.844397" calcext:value-type="float">
            <text:p>681707.844397</text:p>
          </table:table-cell>
          <table:table-cell office:value-type="float" office:value="1178292.07595" calcext:value-type="float">
            <text:p>1178292.075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02684.482723" calcext:value-type="float">
            <text:p>702684.482723</text:p>
          </table:table-cell>
          <table:table-cell office:value-type="float" office:value="1181548.74902" calcext:value-type="float">
            <text:p>1181548.74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724306.587225" calcext:value-type="float">
            <text:p>724306.587225</text:p>
          </table:table-cell>
          <table:table-cell office:value-type="float" office:value="1198046.54288" calcext:value-type="float">
            <text:p>1198046.5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746594.01936" calcext:value-type="float">
            <text:p>746594.01936</text:p>
          </table:table-cell>
          <table:table-cell office:value-type="float" office:value="3783260.14175" calcext:value-type="float">
            <text:p>3783260.141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769567.251735" calcext:value-type="float">
            <text:p>769567.251735</text:p>
          </table:table-cell>
          <table:table-cell office:value-type="float" office:value="3762306.35543" calcext:value-type="float">
            <text:p>3762306.3554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3247.386913" calcext:value-type="float">
            <text:p>793247.386913</text:p>
          </table:table-cell>
          <table:table-cell office:value-type="float" office:value="3686995.74214" calcext:value-type="float">
            <text:p>3686995.742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817656.176801" calcext:value-type="float">
            <text:p>817656.176801</text:p>
          </table:table-cell>
          <table:table-cell office:value-type="float" office:value="3687848.7953" calcext:value-type="float">
            <text:p>3687848.795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842816.042624" calcext:value-type="float">
            <text:p>842816.042624</text:p>
          </table:table-cell>
          <table:table-cell office:value-type="float" office:value="3687015.94888" calcext:value-type="float">
            <text:p>3687015.948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868750.095529" calcext:value-type="float">
            <text:p>868750.095529</text:p>
          </table:table-cell>
          <table:table-cell office:value-type="float" office:value="3682048.73356" calcext:value-type="float">
            <text:p>3682048.733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95482.157804" calcext:value-type="float">
            <text:p>895482.157804</text:p>
          </table:table-cell>
          <table:table-cell office:value-type="float" office:value="3673678.25402" calcext:value-type="float">
            <text:p>3673678.254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923036.78477" calcext:value-type="float">
            <text:p>923036.78477</text:p>
          </table:table-cell>
          <table:table-cell office:value-type="float" office:value="3662189.99238" calcext:value-type="float">
            <text:p>3662189.992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951439.287331" calcext:value-type="float">
            <text:p>951439.287331</text:p>
          </table:table-cell>
          <table:table-cell office:value-type="float" office:value="3648535.45404" calcext:value-type="float">
            <text:p>3648535.454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980715.755225" calcext:value-type="float">
            <text:p>980715.755225</text:p>
          </table:table-cell>
          <table:table-cell office:value-type="float" office:value="3632582.39125" calcext:value-type="float">
            <text:p>3632582.3912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10893.08099" calcext:value-type="float">
            <text:p>1010893.08099</text:p>
          </table:table-cell>
          <table:table-cell office:value-type="float" office:value="3501208.74039" calcext:value-type="float">
            <text:p>3501208.740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041998.98467" calcext:value-type="float">
            <text:p>1041998.98467</text:p>
          </table:table-cell>
          <table:table-cell office:value-type="float" office:value="3105910.83871" calcext:value-type="float">
            <text:p>3105910.8387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074062.03928" calcext:value-type="float">
            <text:p>1074062.03928</text:p>
          </table:table-cell>
          <table:table-cell office:value-type="float" office:value="2923980.43914" calcext:value-type="float">
            <text:p>2923980.439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1107111.69702" calcext:value-type="float">
            <text:p>1107111.69702</text:p>
          </table:table-cell>
          <table:table-cell office:value-type="float" office:value="2907760.31713" calcext:value-type="float">
            <text:p>2907760.3171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41178.31639" calcext:value-type="float">
            <text:p>1141178.31639</text:p>
          </table:table-cell>
          <table:table-cell office:value-type="float" office:value="2885753.06099" calcext:value-type="float">
            <text:p>2885753.060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1176293.19002" calcext:value-type="float">
            <text:p>1176293.19002</text:p>
          </table:table-cell>
          <table:table-cell office:value-type="float" office:value="2839951.79695" calcext:value-type="float">
            <text:p>2839951.796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212488.57344" calcext:value-type="float">
            <text:p>1212488.57344</text:p>
          </table:table-cell>
          <table:table-cell office:value-type="float" office:value="2790642.58426" calcext:value-type="float">
            <text:p>2790642.584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249797.71473" calcext:value-type="float">
            <text:p>1249797.71473</text:p>
          </table:table-cell>
          <table:table-cell office:value-type="float" office:value="2756699.54578" calcext:value-type="float">
            <text:p>2756699.545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88254.88499" calcext:value-type="float">
            <text:p>1288254.88499</text:p>
          </table:table-cell>
          <table:table-cell office:value-type="float" office:value="2720389.00729" calcext:value-type="float">
            <text:p>2720389.0072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327895.40991" calcext:value-type="float">
            <text:p>1327895.40991</text:p>
          </table:table-cell>
          <table:table-cell office:value-type="float" office:value="2697617.09003" calcext:value-type="float">
            <text:p>2697617.0900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368755.70216" calcext:value-type="float">
            <text:p>1368755.70216</text:p>
          </table:table-cell>
          <table:table-cell office:value-type="float" office:value="8203634.51832" calcext:value-type="float">
            <text:p>8203634.51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410873.29485" calcext:value-type="float">
            <text:p>1410873.29485</text:p>
          </table:table-cell>
          <table:table-cell office:value-type="float" office:value="6607798.64745" calcext:value-type="float">
            <text:p>6607798.647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54286.87601" calcext:value-type="float">
            <text:p>1454286.87601</text:p>
          </table:table-cell>
          <table:table-cell office:value-type="float" office:value="5845936.94508" calcext:value-type="float">
            <text:p>5845936.9450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14.252979" calcext:value-type="float">
            <text:p>58514.252979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62170.7073311" calcext:value-type="float">
            <text:p>62170.7073311</text:p>
          </table:table-cell>
          <table:table-cell office:value-type="float" office:value="58514.9745923" calcext:value-type="float">
            <text:p>58514.974592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6055.6471845" calcext:value-type="float">
            <text:p>66055.6471845</text:p>
          </table:table-cell>
          <table:table-cell office:value-type="float" office:value="58516.1373104" calcext:value-type="float">
            <text:p>58516.13731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0183.3502026" calcext:value-type="float">
            <text:p>70183.3502026</text:p>
          </table:table-cell>
          <table:table-cell office:value-type="float" office:value="58516.8638416" calcext:value-type="float">
            <text:p>58516.863841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4568.9862353" calcext:value-type="float">
            <text:p>74568.9862353</text:p>
          </table:table-cell>
          <table:table-cell office:value-type="float" office:value="58516.8851132" calcext:value-type="float">
            <text:p>58516.88511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9228.67307" calcext:value-type="float">
            <text:p>79228.67307</text:p>
          </table:table-cell>
          <table:table-cell office:value-type="float" office:value="58516.3156609" calcext:value-type="float">
            <text:p>58516.315660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84179.5356669" calcext:value-type="float">
            <text:p>84179.5356669</text:p>
          </table:table-cell>
          <table:table-cell office:value-type="float" office:value="58515.4649761" calcext:value-type="float">
            <text:p>58515.46497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89439.769095" calcext:value-type="float">
            <text:p>89439.769095</text:p>
          </table:table-cell>
          <table:table-cell office:value-type="float" office:value="58514.6866269" calcext:value-type="float">
            <text:p>58514.68662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5028.7054021" calcext:value-type="float">
            <text:p>95028.7054021</text:p>
          </table:table-cell>
          <table:table-cell office:value-type="float" office:value="58514.2663478" calcext:value-type="float">
            <text:p>58514.26634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00966.884662" calcext:value-type="float">
            <text:p>100966.884662</text:p>
          </table:table-cell>
          <table:table-cell office:value-type="float" office:value="58514.3489295" calcext:value-type="float">
            <text:p>58514.34892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7276.130462" calcext:value-type="float">
            <text:p>107276.130462</text:p>
          </table:table-cell>
          <table:table-cell office:value-type="float" office:value="58517.020797" calcext:value-type="float">
            <text:p>58517.02079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13979.630107" calcext:value-type="float">
            <text:p>113979.630107</text:p>
          </table:table-cell>
          <table:table-cell office:value-type="float" office:value="73406.34007" calcext:value-type="float">
            <text:p>73406.340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1102.019838" calcext:value-type="float">
            <text:p>121102.019838</text:p>
          </table:table-cell>
          <table:table-cell office:value-type="float" office:value="100210.557489" calcext:value-type="float">
            <text:p>100210.55748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28669.475372" calcext:value-type="float">
            <text:p>128669.475372</text:p>
          </table:table-cell>
          <table:table-cell office:value-type="float" office:value="118939.126935" calcext:value-type="float">
            <text:p>118939.12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6709.808098" calcext:value-type="float">
            <text:p>136709.808098</text:p>
          </table:table-cell>
          <table:table-cell office:value-type="float" office:value="119071.6361" calcext:value-type="float">
            <text:p>119071.63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45252.567295" calcext:value-type="float">
            <text:p>145252.567295</text:p>
          </table:table-cell>
          <table:table-cell office:value-type="float" office:value="116560.925979" calcext:value-type="float">
            <text:p>116560.92597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4329.148723" calcext:value-type="float">
            <text:p>154329.148723</text:p>
          </table:table-cell>
          <table:table-cell office:value-type="float" office:value="113945.658592" calcext:value-type="float">
            <text:p>113945.6585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63972.910008" calcext:value-type="float">
            <text:p>163972.910008</text:p>
          </table:table-cell>
          <table:table-cell office:value-type="float" office:value="111397.14484" calcext:value-type="float">
            <text:p>111397.144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74219.293237" calcext:value-type="float">
            <text:p>174219.293237</text:p>
          </table:table-cell>
          <table:table-cell office:value-type="float" office:value="109156.756236" calcext:value-type="float">
            <text:p>109156.75623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85105.955213" calcext:value-type="float">
            <text:p>185105.955213</text:p>
          </table:table-cell>
          <table:table-cell office:value-type="float" office:value="108171.634835" calcext:value-type="float">
            <text:p>108171.6348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6672.905846" calcext:value-type="float">
            <text:p>196672.905846</text:p>
          </table:table-cell>
          <table:table-cell office:value-type="float" office:value="108387.86642" calcext:value-type="float">
            <text:p>108387.8664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08962.655196" calcext:value-type="float">
            <text:p>208962.655196</text:p>
          </table:table-cell>
          <table:table-cell office:value-type="float" office:value="108375.573782" calcext:value-type="float">
            <text:p>108375.57378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2020.369703" calcext:value-type="float">
            <text:p>222020.369703</text:p>
          </table:table-cell>
          <table:table-cell office:value-type="float" office:value="108369.948976" calcext:value-type="float">
            <text:p>108369.94897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235894.038181" calcext:value-type="float">
            <text:p>235894.038181</text:p>
          </table:table-cell>
          <table:table-cell office:value-type="float" office:value="108367.155527" calcext:value-type="float">
            <text:p>108367.15552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0634.64818" calcext:value-type="float">
            <text:p>250634.64818</text:p>
          </table:table-cell>
          <table:table-cell office:value-type="float" office:value="108423.73744" calcext:value-type="float">
            <text:p>108423.7374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66296.373374" calcext:value-type="float">
            <text:p>266296.373374</text:p>
          </table:table-cell>
          <table:table-cell office:value-type="float" office:value="108424.657281" calcext:value-type="float">
            <text:p>108424.6572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82936.772658" calcext:value-type="float">
            <text:p>282936.772658</text:p>
          </table:table-cell>
          <table:table-cell office:value-type="float" office:value="108341.150521" calcext:value-type="float">
            <text:p>108341.150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300617.00168" calcext:value-type="float">
            <text:p>300617.00168</text:p>
          </table:table-cell>
          <table:table-cell office:value-type="float" office:value="108334.828869" calcext:value-type="float">
            <text:p>108334.8288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9402.037601" calcext:value-type="float">
            <text:p>319402.037601</text:p>
          </table:table-cell>
          <table:table-cell office:value-type="float" office:value="108329.516462" calcext:value-type="float">
            <text:p>108329.51646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39360.917891" calcext:value-type="float">
            <text:p>339360.917891</text:p>
          </table:table-cell>
          <table:table-cell office:value-type="float" office:value="108321.928831" calcext:value-type="float">
            <text:p>108321.92883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60566.994051" calcext:value-type="float">
            <text:p>360566.994051</text:p>
          </table:table-cell>
          <table:table-cell office:value-type="float" office:value="108300.866386" calcext:value-type="float">
            <text:p>108300.86638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383098.201193" calcext:value-type="float">
            <text:p>383098.201193</text:p>
          </table:table-cell>
          <table:table-cell office:value-type="float" office:value="108971.122521" calcext:value-type="float">
            <text:p>108971.122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07037.344456" calcext:value-type="float">
            <text:p>407037.344456</text:p>
          </table:table-cell>
          <table:table-cell office:value-type="float" office:value="111386.337639" calcext:value-type="float">
            <text:p>111386.3376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432472.403332" calcext:value-type="float">
            <text:p>432472.403332</text:p>
          </table:table-cell>
          <table:table-cell office:value-type="float" office:value="112342.418756" calcext:value-type="float">
            <text:p>112342.4187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59496.854996" calcext:value-type="float">
            <text:p>459496.854996</text:p>
          </table:table-cell>
          <table:table-cell office:value-type="float" office:value="114602.136746" calcext:value-type="float">
            <text:p>114602.13674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88210.017853" calcext:value-type="float">
            <text:p>488210.017853</text:p>
          </table:table-cell>
          <table:table-cell office:value-type="float" office:value="115651.898085" calcext:value-type="float">
            <text:p>115651.8980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18717.41654" calcext:value-type="float">
            <text:p>518717.41654</text:p>
          </table:table-cell>
          <table:table-cell office:value-type="float" office:value="191900.84287" calcext:value-type="float">
            <text:p>191900.8428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551131.169747" calcext:value-type="float">
            <text:p>551131.169747</text:p>
          </table:table-cell>
          <table:table-cell office:value-type="float" office:value="337790.181572" calcext:value-type="float">
            <text:p>337790.18157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85570.402269" calcext:value-type="float">
            <text:p>585570.402269</text:p>
          </table:table-cell>
          <table:table-cell office:value-type="float" office:value="337870.030684" calcext:value-type="float">
            <text:p>337870.0306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622161.6828" calcext:value-type="float">
            <text:p>622161.6828</text:p>
          </table:table-cell>
          <table:table-cell office:value-type="float" office:value="346296.451655" calcext:value-type="float">
            <text:p>346296.45165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039.489094" calcext:value-type="float">
            <text:p>661039.489094</text:p>
          </table:table-cell>
          <table:table-cell office:value-type="float" office:value="346489.666411" calcext:value-type="float">
            <text:p>346489.6664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702346.702187" calcext:value-type="float">
            <text:p>702346.702187</text:p>
          </table:table-cell>
          <table:table-cell office:value-type="float" office:value="346460.014951" calcext:value-type="float">
            <text:p>346460.014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46235.131503" calcext:value-type="float">
            <text:p>746235.131503</text:p>
          </table:table-cell>
          <table:table-cell office:value-type="float" office:value="346436.665957" calcext:value-type="float">
            <text:p>346436.6659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792866.072775" calcext:value-type="float">
            <text:p>792866.072775</text:p>
          </table:table-cell>
          <table:table-cell office:value-type="float" office:value="346410.749574" calcext:value-type="float">
            <text:p>346410.74957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42410.900827" calcext:value-type="float">
            <text:p>842410.900827</text:p>
          </table:table-cell>
          <table:table-cell office:value-type="float" office:value="346394.744199" calcext:value-type="float">
            <text:p>346394.7441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895051.699397" calcext:value-type="float">
            <text:p>895051.699397</text:p>
          </table:table-cell>
          <table:table-cell office:value-type="float" office:value="346366.805932" calcext:value-type="float">
            <text:p>346366.8059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950981.930323" calcext:value-type="float">
            <text:p>950981.930323</text:p>
          </table:table-cell>
          <table:table-cell office:value-type="float" office:value="346341.146935" calcext:value-type="float">
            <text:p>346341.14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010407.14454" calcext:value-type="float">
            <text:p>1010407.14454</text:p>
          </table:table-cell>
          <table:table-cell office:value-type="float" office:value="347414.372907" calcext:value-type="float">
            <text:p>347414.3729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73545.73749" calcext:value-type="float">
            <text:p>1073545.73749</text:p>
          </table:table-cell>
          <table:table-cell office:value-type="float" office:value="346085.20626" calcext:value-type="float">
            <text:p>346085.206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140629.7518" calcext:value-type="float">
            <text:p>1140629.7518</text:p>
          </table:table-cell>
          <table:table-cell office:value-type="float" office:value="345787.561811" calcext:value-type="float">
            <text:p>345787.5618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11905.73001" calcext:value-type="float">
            <text:p>1211905.73001</text:p>
          </table:table-cell>
          <table:table-cell office:value-type="float" office:value="345560.451924" calcext:value-type="float">
            <text:p>345560.45192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287635.62068" calcext:value-type="float">
            <text:p>1287635.62068</text:p>
          </table:table-cell>
          <table:table-cell office:value-type="float" office:value="349640.76521" calcext:value-type="float">
            <text:p>349640.76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68097.74109" calcext:value-type="float">
            <text:p>1368097.74109</text:p>
          </table:table-cell>
          <table:table-cell office:value-type="float" office:value="354396.473666" calcext:value-type="float">
            <text:p>354396.47366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1453587.80009" calcext:value-type="float">
            <text:p>1453587.80009</text:p>
          </table:table-cell>
          <table:table-cell office:value-type="float" office:value="345725.809292" calcext:value-type="float">
            <text:p>345725.8092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544419.98485" calcext:value-type="float">
            <text:p>1544419.98485</text:p>
          </table:table-cell>
          <table:table-cell office:value-type="float" office:value="351463.614145" calcext:value-type="float">
            <text:p>351463.6141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640928.11556" calcext:value-type="float">
            <text:p>1640928.11556</text:p>
          </table:table-cell>
          <table:table-cell office:value-type="float" office:value="356754.102075" calcext:value-type="float">
            <text:p>356754.1020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43466.87226" calcext:value-type="float">
            <text:p>1743466.87226</text:p>
          </table:table-cell>
          <table:table-cell office:value-type="float" office:value="366589.07832" calcext:value-type="float">
            <text:p>366589.07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852413.09832" calcext:value-type="float">
            <text:p>1852413.09832</text:p>
          </table:table-cell>
          <table:table-cell office:value-type="float" office:value="387343.983338" calcext:value-type="float">
            <text:p>387343.9833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968167.1854" calcext:value-type="float">
            <text:p>1968167.1854</text:p>
          </table:table-cell>
          <table:table-cell office:value-type="float" office:value="1135613.99804" calcext:value-type="float">
            <text:p>1135613.998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2091154.54497" calcext:value-type="float">
            <text:p>2091154.54497</text:p>
          </table:table-cell>
          <table:table-cell office:value-type="float" office:value="1160657.02841" calcext:value-type="float">
            <text:p>1160657.0284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21827.17168" calcext:value-type="float">
            <text:p>2221827.17168</text:p>
          </table:table-cell>
          <table:table-cell office:value-type="float" office:value="1159559.06485" calcext:value-type="float">
            <text:p>1159559.064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2360665.30457" calcext:value-type="float">
            <text:p>2360665.30457</text:p>
          </table:table-cell>
          <table:table-cell office:value-type="float" office:value="1159628.03354" calcext:value-type="float">
            <text:p>1159628.033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508179.192" calcext:value-type="float">
            <text:p>2508179.192</text:p>
          </table:table-cell>
          <table:table-cell office:value-type="float" office:value="1159749.38902" calcext:value-type="float">
            <text:p>1159749.38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2664910.96683" calcext:value-type="float">
            <text:p>2664910.96683</text:p>
          </table:table-cell>
          <table:table-cell office:value-type="float" office:value="1159889.07604" calcext:value-type="float">
            <text:p>1159889.076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831436.63889" calcext:value-type="float">
            <text:p>2831436.63889</text:p>
          </table:table-cell>
          <table:table-cell office:value-type="float" office:value="1160034.99863" calcext:value-type="float">
            <text:p>1160034.9986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3008368.21186" calcext:value-type="float">
            <text:p>3008368.21186</text:p>
          </table:table-cell>
          <table:table-cell office:value-type="float" office:value="1160168.54393" calcext:value-type="float">
            <text:p>1160168.5439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3196355.93247" calcext:value-type="float">
            <text:p>3196355.93247</text:p>
          </table:table-cell>
          <table:table-cell office:value-type="float" office:value="1160310.08596" calcext:value-type="float">
            <text:p>1160310.0859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3396090.68025" calcext:value-type="float">
            <text:p>3396090.68025</text:p>
          </table:table-cell>
          <table:table-cell office:value-type="float" office:value="1160472.03222" calcext:value-type="float">
            <text:p>1160472.0322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608306.50658" calcext:value-type="float">
            <text:p>3608306.50658</text:p>
          </table:table-cell>
          <table:table-cell office:value-type="float" office:value="1157044.48534" calcext:value-type="float">
            <text:p>1157044.4853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3833783.33244" calcext:value-type="float">
            <text:p>3833783.33244</text:p>
          </table:table-cell>
          <table:table-cell office:value-type="float" office:value="1151303.88754" calcext:value-type="float">
            <text:p>1151303.887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073349.81474" calcext:value-type="float">
            <text:p>4073349.81474</text:p>
          </table:table-cell>
          <table:table-cell office:value-type="float" office:value="1147071.64861" calcext:value-type="float">
            <text:p>1147071.64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4327886.39172" calcext:value-type="float">
            <text:p>4327886.39172</text:p>
          </table:table-cell>
          <table:table-cell office:value-type="float" office:value="1158771.06084" calcext:value-type="float">
            <text:p>1158771.060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598328.51866" calcext:value-type="float">
            <text:p>4598328.51866</text:p>
          </table:table-cell>
          <table:table-cell office:value-type="float" office:value="1167827.4288" calcext:value-type="float">
            <text:p>1167827.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4885670.10585" calcext:value-type="float">
            <text:p>4885670.10585</text:p>
          </table:table-cell>
          <table:table-cell office:value-type="float" office:value="1175756.88857" calcext:value-type="float">
            <text:p>1175756.888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190967.1713" calcext:value-type="float">
            <text:p>5190967.1713</text:p>
          </table:table-cell>
          <table:table-cell office:value-type="float" office:value="1170762.89951" calcext:value-type="float">
            <text:p>1170762.89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5515341.72175" calcext:value-type="float">
            <text:p>5515341.72175</text:p>
          </table:table-cell>
          <table:table-cell office:value-type="float" office:value="1178292.07595" calcext:value-type="float">
            <text:p>1178292.075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859985.8762" calcext:value-type="float">
            <text:p>5859985.8762</text:p>
          </table:table-cell>
          <table:table-cell office:value-type="float" office:value="1181548.74902" calcext:value-type="float">
            <text:p>1181548.74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6226166.24712" calcext:value-type="float">
            <text:p>6226166.24712</text:p>
          </table:table-cell>
          <table:table-cell office:value-type="float" office:value="1198046.54288" calcext:value-type="float">
            <text:p>1198046.5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615228.59539" calcext:value-type="float">
            <text:p>6615228.59539</text:p>
          </table:table-cell>
          <table:table-cell office:value-type="float" office:value="3783260.14175" calcext:value-type="float">
            <text:p>3783260.141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7028602.77614" calcext:value-type="float">
            <text:p>7028602.77614</text:p>
          </table:table-cell>
          <table:table-cell office:value-type="float" office:value="3762306.35543" calcext:value-type="float">
            <text:p>3762306.3554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67807.99369" calcext:value-type="float">
            <text:p>7467807.99369</text:p>
          </table:table-cell>
          <table:table-cell office:value-type="float" office:value="3686995.74214" calcext:value-type="float">
            <text:p>3686995.742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7934458.38482" calcext:value-type="float">
            <text:p>7934458.38482</text:p>
          </table:table-cell>
          <table:table-cell office:value-type="float" office:value="3687848.7953" calcext:value-type="float">
            <text:p>3687848.795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8430268.95088" calcext:value-type="float">
            <text:p>8430268.95088</text:p>
          </table:table-cell>
          <table:table-cell office:value-type="float" office:value="3687015.94888" calcext:value-type="float">
            <text:p>3687015.948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8957061.86073" calcext:value-type="float">
            <text:p>8957061.86073</text:p>
          </table:table-cell>
          <table:table-cell office:value-type="float" office:value="3682048.73356" calcext:value-type="float">
            <text:p>3682048.733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516773.14738" calcext:value-type="float">
            <text:p>9516773.14738</text:p>
          </table:table-cell>
          <table:table-cell office:value-type="float" office:value="3673678.25402" calcext:value-type="float">
            <text:p>3673678.254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10111459.8232" calcext:value-type="float">
            <text:p>10111459.8232</text:p>
          </table:table-cell>
          <table:table-cell office:value-type="float" office:value="3662189.99238" calcext:value-type="float">
            <text:p>3662189.992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0743307.4397" calcext:value-type="float">
            <text:p>10743307.4397</text:p>
          </table:table-cell>
          <table:table-cell office:value-type="float" office:value="3648535.45404" calcext:value-type="float">
            <text:p>3648535.454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11414638.1197" calcext:value-type="float">
            <text:p>11414638.1197</text:p>
          </table:table-cell>
          <table:table-cell office:value-type="float" office:value="3632582.39125" calcext:value-type="float">
            <text:p>3632582.3912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127919.0915" calcext:value-type="float">
            <text:p>12127919.0915</text:p>
          </table:table-cell>
          <table:table-cell office:value-type="float" office:value="3501208.74039" calcext:value-type="float">
            <text:p>3501208.740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2885771.7563" calcext:value-type="float">
            <text:p>12885771.7563</text:p>
          </table:table-cell>
          <table:table-cell office:value-type="float" office:value="3105910.83871" calcext:value-type="float">
            <text:p>3105910.8387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3690981.3218" calcext:value-type="float">
            <text:p>13690981.3218</text:p>
          </table:table-cell>
          <table:table-cell office:value-type="float" office:value="2923980.43914" calcext:value-type="float">
            <text:p>2923980.439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14546507.0388" calcext:value-type="float">
            <text:p>14546507.0388</text:p>
          </table:table-cell>
          <table:table-cell office:value-type="float" office:value="2907760.31713" calcext:value-type="float">
            <text:p>2907760.3171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5455493.0766" calcext:value-type="float">
            <text:p>15455493.0766</text:p>
          </table:table-cell>
          <table:table-cell office:value-type="float" office:value="2885753.06099" calcext:value-type="float">
            <text:p>2885753.060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16421280.078" calcext:value-type="float">
            <text:p>16421280.078</text:p>
          </table:table-cell>
          <table:table-cell office:value-type="float" office:value="2839951.79695" calcext:value-type="float">
            <text:p>2839951.796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7447417.4369" calcext:value-type="float">
            <text:p>17447417.4369</text:p>
          </table:table-cell>
          <table:table-cell office:value-type="float" office:value="2790642.58426" calcext:value-type="float">
            <text:p>2790642.584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8537676.3425" calcext:value-type="float">
            <text:p>18537676.3425</text:p>
          </table:table-cell>
          <table:table-cell office:value-type="float" office:value="2756699.54578" calcext:value-type="float">
            <text:p>2756699.545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9696063.6395" calcext:value-type="float">
            <text:p>19696063.6395</text:p>
          </table:table-cell>
          <table:table-cell office:value-type="float" office:value="2720389.00729" calcext:value-type="float">
            <text:p>2720389.0072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20926836.5528" calcext:value-type="float">
            <text:p>20926836.5528</text:p>
          </table:table-cell>
          <table:table-cell office:value-type="float" office:value="2697617.09003" calcext:value-type="float">
            <text:p>2697617.0900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2234518.3345" calcext:value-type="float">
            <text:p>22234518.3345</text:p>
          </table:table-cell>
          <table:table-cell office:value-type="float" office:value="8203634.51832" calcext:value-type="float">
            <text:p>8203634.51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23623914.8865" calcext:value-type="float">
            <text:p>23623914.8865</text:p>
          </table:table-cell>
          <table:table-cell office:value-type="float" office:value="6607798.64745" calcext:value-type="float">
            <text:p>6607798.647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100132.4232" calcext:value-type="float">
            <text:p>25100132.4232</text:p>
          </table:table-cell>
          <table:table-cell office:value-type="float" office:value="5845936.94508" calcext:value-type="float">
            <text:p>5845936.9450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14.252979" calcext:value-type="float">
            <text:p>58514.252979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61235.7121074" calcext:value-type="float">
            <text:p>61235.7121074</text:p>
          </table:table-cell>
          <table:table-cell office:value-type="float" office:value="58514.9745923" calcext:value-type="float">
            <text:p>58514.974592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4083.7444964" calcext:value-type="float">
            <text:p>64083.7444964</text:p>
          </table:table-cell>
          <table:table-cell office:value-type="float" office:value="58516.1373104" calcext:value-type="float">
            <text:p>58516.13731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67064.2369843" calcext:value-type="float">
            <text:p>67064.2369843</text:p>
          </table:table-cell>
          <table:table-cell office:value-type="float" office:value="58516.8638416" calcext:value-type="float">
            <text:p>58516.863841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183.3502026" calcext:value-type="float">
            <text:p>70183.3502026</text:p>
          </table:table-cell>
          <table:table-cell office:value-type="float" office:value="58516.8851132" calcext:value-type="float">
            <text:p>58516.88511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3447.5313097" calcext:value-type="float">
            <text:p>73447.5313097</text:p>
          </table:table-cell>
          <table:table-cell office:value-type="float" office:value="58516.3156609" calcext:value-type="float">
            <text:p>58516.315660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6863.5273169" calcext:value-type="float">
            <text:p>76863.5273169</text:p>
          </table:table-cell>
          <table:table-cell office:value-type="float" office:value="58515.4649761" calcext:value-type="float">
            <text:p>58515.46497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80438.3990346" calcext:value-type="float">
            <text:p>80438.3990346</text:p>
          </table:table-cell>
          <table:table-cell office:value-type="float" office:value="58514.6866269" calcext:value-type="float">
            <text:p>58514.68662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4179.5356669" calcext:value-type="float">
            <text:p>84179.5356669</text:p>
          </table:table-cell>
          <table:table-cell office:value-type="float" office:value="58514.2663478" calcext:value-type="float">
            <text:p>58514.26634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88094.6700846" calcext:value-type="float">
            <text:p>88094.6700846</text:p>
          </table:table-cell>
          <table:table-cell office:value-type="float" office:value="58514.3489295" calcext:value-type="float">
            <text:p>58514.34892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191.8948095" calcext:value-type="float">
            <text:p>92191.8948095</text:p>
          </table:table-cell>
          <table:table-cell office:value-type="float" office:value="58517.020797" calcext:value-type="float">
            <text:p>58517.02079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96479.678741" calcext:value-type="float">
            <text:p>96479.678741</text:p>
          </table:table-cell>
          <table:table-cell office:value-type="float" office:value="73406.34007" calcext:value-type="float">
            <text:p>73406.340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966.884662" calcext:value-type="float">
            <text:p>100966.884662</text:p>
          </table:table-cell>
          <table:table-cell office:value-type="float" office:value="100210.557489" calcext:value-type="float">
            <text:p>100210.55748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05662.787556" calcext:value-type="float">
            <text:p>105662.787556</text:p>
          </table:table-cell>
          <table:table-cell office:value-type="float" office:value="118939.126935" calcext:value-type="float">
            <text:p>118939.12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0577.093782" calcext:value-type="float">
            <text:p>110577.093782</text:p>
          </table:table-cell>
          <table:table-cell office:value-type="float" office:value="119071.6361" calcext:value-type="float">
            <text:p>119071.63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15719.961134" calcext:value-type="float">
            <text:p>115719.961134</text:p>
          </table:table-cell>
          <table:table-cell office:value-type="float" office:value="116560.925979" calcext:value-type="float">
            <text:p>116560.92597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1102.019838" calcext:value-type="float">
            <text:p>121102.019838</text:p>
          </table:table-cell>
          <table:table-cell office:value-type="float" office:value="113945.658592" calcext:value-type="float">
            <text:p>113945.6585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26734.394526" calcext:value-type="float">
            <text:p>126734.394526</text:p>
          </table:table-cell>
          <table:table-cell office:value-type="float" office:value="111397.14484" calcext:value-type="float">
            <text:p>111397.144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2628.727228" calcext:value-type="float">
            <text:p>132628.727228</text:p>
          </table:table-cell>
          <table:table-cell office:value-type="float" office:value="109156.756236" calcext:value-type="float">
            <text:p>109156.75623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38797.201438" calcext:value-type="float">
            <text:p>138797.201438</text:p>
          </table:table-cell>
          <table:table-cell office:value-type="float" office:value="108171.634835" calcext:value-type="float">
            <text:p>108171.6348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5252.567295" calcext:value-type="float">
            <text:p>145252.567295</text:p>
          </table:table-cell>
          <table:table-cell office:value-type="float" office:value="108387.86642" calcext:value-type="float">
            <text:p>108387.8664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52008.16794" calcext:value-type="float">
            <text:p>152008.16794</text:p>
          </table:table-cell>
          <table:table-cell office:value-type="float" office:value="108375.573782" calcext:value-type="float">
            <text:p>108375.57378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59077.967095" calcext:value-type="float">
            <text:p>159077.967095</text:p>
          </table:table-cell>
          <table:table-cell office:value-type="float" office:value="108369.948976" calcext:value-type="float">
            <text:p>108369.94897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66476.577923" calcext:value-type="float">
            <text:p>166476.577923</text:p>
          </table:table-cell>
          <table:table-cell office:value-type="float" office:value="108367.155527" calcext:value-type="float">
            <text:p>108367.15552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4219.293237" calcext:value-type="float">
            <text:p>174219.293237</text:p>
          </table:table-cell>
          <table:table-cell office:value-type="float" office:value="108423.73744" calcext:value-type="float">
            <text:p>108423.7374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82322.11711" calcext:value-type="float">
            <text:p>182322.11711</text:p>
          </table:table-cell>
          <table:table-cell office:value-type="float" office:value="108424.657281" calcext:value-type="float">
            <text:p>108424.6572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90801.797951" calcext:value-type="float">
            <text:p>190801.797951</text:p>
          </table:table-cell>
          <table:table-cell office:value-type="float" office:value="108341.150521" calcext:value-type="float">
            <text:p>108341.150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99675.863128" calcext:value-type="float">
            <text:p>199675.863128</text:p>
          </table:table-cell>
          <table:table-cell office:value-type="float" office:value="108334.828869" calcext:value-type="float">
            <text:p>108334.8288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08962.655196" calcext:value-type="float">
            <text:p>208962.655196</text:p>
          </table:table-cell>
          <table:table-cell office:value-type="float" office:value="108329.516462" calcext:value-type="float">
            <text:p>108329.51646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18681.369809" calcext:value-type="float">
            <text:p>218681.369809</text:p>
          </table:table-cell>
          <table:table-cell office:value-type="float" office:value="108321.928831" calcext:value-type="float">
            <text:p>108321.92883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8852.095397" calcext:value-type="float">
            <text:p>228852.095397</text:p>
          </table:table-cell>
          <table:table-cell office:value-type="float" office:value="108300.866386" calcext:value-type="float">
            <text:p>108300.86638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39495.854693" calcext:value-type="float">
            <text:p>239495.854693</text:p>
          </table:table-cell>
          <table:table-cell office:value-type="float" office:value="108971.122521" calcext:value-type="float">
            <text:p>108971.122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0634.64818" calcext:value-type="float">
            <text:p>250634.64818</text:p>
          </table:table-cell>
          <table:table-cell office:value-type="float" office:value="111386.337639" calcext:value-type="float">
            <text:p>111386.3376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62291.49957" calcext:value-type="float">
            <text:p>262291.49957</text:p>
          </table:table-cell>
          <table:table-cell office:value-type="float" office:value="112342.418756" calcext:value-type="float">
            <text:p>112342.4187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4490.503393" calcext:value-type="float">
            <text:p>274490.503393</text:p>
          </table:table-cell>
          <table:table-cell office:value-type="float" office:value="114602.136746" calcext:value-type="float">
            <text:p>114602.13674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87256.8748" calcext:value-type="float">
            <text:p>287256.8748</text:p>
          </table:table-cell>
          <table:table-cell office:value-type="float" office:value="115651.898085" calcext:value-type="float">
            <text:p>115651.8980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0617.00168" calcext:value-type="float">
            <text:p>300617.00168</text:p>
          </table:table-cell>
          <table:table-cell office:value-type="float" office:value="191900.84287" calcext:value-type="float">
            <text:p>191900.8428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314598.499208" calcext:value-type="float">
            <text:p>314598.499208</text:p>
          </table:table-cell>
          <table:table-cell office:value-type="float" office:value="337790.181572" calcext:value-type="float">
            <text:p>337790.18157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29230.266921" calcext:value-type="float">
            <text:p>329230.266921</text:p>
          </table:table-cell>
          <table:table-cell office:value-type="float" office:value="337870.030684" calcext:value-type="float">
            <text:p>337870.0306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44542.548453" calcext:value-type="float">
            <text:p>344542.548453</text:p>
          </table:table-cell>
          <table:table-cell office:value-type="float" office:value="346296.451655" calcext:value-type="float">
            <text:p>346296.45165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566.994051" calcext:value-type="float">
            <text:p>360566.994051</text:p>
          </table:table-cell>
          <table:table-cell office:value-type="float" office:value="346489.666411" calcext:value-type="float">
            <text:p>346489.6664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377336.725995" calcext:value-type="float">
            <text:p>377336.725995</text:p>
          </table:table-cell>
          <table:table-cell office:value-type="float" office:value="346460.014951" calcext:value-type="float">
            <text:p>346460.014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94886.407059" calcext:value-type="float">
            <text:p>394886.407059</text:p>
          </table:table-cell>
          <table:table-cell office:value-type="float" office:value="346436.665957" calcext:value-type="float">
            <text:p>346436.6659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413252.312158" calcext:value-type="float">
            <text:p>413252.312158</text:p>
          </table:table-cell>
          <table:table-cell office:value-type="float" office:value="346410.749574" calcext:value-type="float">
            <text:p>346410.74957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32472.403332" calcext:value-type="float">
            <text:p>432472.403332</text:p>
          </table:table-cell>
          <table:table-cell office:value-type="float" office:value="346394.744199" calcext:value-type="float">
            <text:p>346394.7441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52586.40821" calcext:value-type="float">
            <text:p>452586.40821</text:p>
          </table:table-cell>
          <table:table-cell office:value-type="float" office:value="346366.805932" calcext:value-type="float">
            <text:p>346366.8059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73635.902124" calcext:value-type="float">
            <text:p>473635.902124</text:p>
          </table:table-cell>
          <table:table-cell office:value-type="float" office:value="346341.146935" calcext:value-type="float">
            <text:p>346341.14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95664.394051" calcext:value-type="float">
            <text:p>495664.394051</text:p>
          </table:table-cell>
          <table:table-cell office:value-type="float" office:value="347414.372907" calcext:value-type="float">
            <text:p>347414.3729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18717.41654" calcext:value-type="float">
            <text:p>518717.41654</text:p>
          </table:table-cell>
          <table:table-cell office:value-type="float" office:value="346085.20626" calcext:value-type="float">
            <text:p>346085.206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542842.619827" calcext:value-type="float">
            <text:p>542842.619827</text:p>
          </table:table-cell>
          <table:table-cell office:value-type="float" office:value="345787.561811" calcext:value-type="float">
            <text:p>345787.5618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68089.87033" calcext:value-type="float">
            <text:p>568089.87033</text:p>
          </table:table-cell>
          <table:table-cell office:value-type="float" office:value="345560.451924" calcext:value-type="float">
            <text:p>345560.45192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594511.353724" calcext:value-type="float">
            <text:p>594511.353724</text:p>
          </table:table-cell>
          <table:table-cell office:value-type="float" office:value="349640.76521" calcext:value-type="float">
            <text:p>349640.76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22161.6828" calcext:value-type="float">
            <text:p>622161.6828</text:p>
          </table:table-cell>
          <table:table-cell office:value-type="float" office:value="354396.473666" calcext:value-type="float">
            <text:p>354396.47366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651098.010358" calcext:value-type="float">
            <text:p>651098.010358</text:p>
          </table:table-cell>
          <table:table-cell office:value-type="float" office:value="345725.809292" calcext:value-type="float">
            <text:p>345725.8092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81380.147334" calcext:value-type="float">
            <text:p>681380.147334</text:p>
          </table:table-cell>
          <table:table-cell office:value-type="float" office:value="351463.614145" calcext:value-type="float">
            <text:p>351463.6141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713070.686433" calcext:value-type="float">
            <text:p>713070.686433</text:p>
          </table:table-cell>
          <table:table-cell office:value-type="float" office:value="356754.102075" calcext:value-type="float">
            <text:p>356754.1020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46235.131503" calcext:value-type="float">
            <text:p>746235.131503</text:p>
          </table:table-cell>
          <table:table-cell office:value-type="float" office:value="366589.07832" calcext:value-type="float">
            <text:p>366589.07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780942.032936" calcext:value-type="float">
            <text:p>780942.032936</text:p>
          </table:table-cell>
          <table:table-cell office:value-type="float" office:value="387343.983338" calcext:value-type="float">
            <text:p>387343.9833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817263.129354" calcext:value-type="float">
            <text:p>817263.129354</text:p>
          </table:table-cell>
          <table:table-cell office:value-type="float" office:value="1135613.99804" calcext:value-type="float">
            <text:p>1135613.998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855273.495896" calcext:value-type="float">
            <text:p>855273.495896</text:p>
          </table:table-cell>
          <table:table-cell office:value-type="float" office:value="1160657.02841" calcext:value-type="float">
            <text:p>1160657.0284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95051.699397" calcext:value-type="float">
            <text:p>895051.699397</text:p>
          </table:table-cell>
          <table:table-cell office:value-type="float" office:value="1159559.06485" calcext:value-type="float">
            <text:p>1159559.064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936679.960781" calcext:value-type="float">
            <text:p>936679.960781</text:p>
          </table:table-cell>
          <table:table-cell office:value-type="float" office:value="1159628.03354" calcext:value-type="float">
            <text:p>1159628.033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980244.325015" calcext:value-type="float">
            <text:p>980244.325015</text:p>
          </table:table-cell>
          <table:table-cell office:value-type="float" office:value="1159749.38902" calcext:value-type="float">
            <text:p>1159749.38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025834.83896" calcext:value-type="float">
            <text:p>1025834.83896</text:p>
          </table:table-cell>
          <table:table-cell office:value-type="float" office:value="1159889.07604" calcext:value-type="float">
            <text:p>1159889.076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73545.73749" calcext:value-type="float">
            <text:p>1073545.73749</text:p>
          </table:table-cell>
          <table:table-cell office:value-type="float" office:value="1160034.99863" calcext:value-type="float">
            <text:p>1160034.9986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123475.6383" calcext:value-type="float">
            <text:p>1123475.6383</text:p>
          </table:table-cell>
          <table:table-cell office:value-type="float" office:value="1160168.54393" calcext:value-type="float">
            <text:p>1160168.5439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175727.74571" calcext:value-type="float">
            <text:p>1175727.74571</text:p>
          </table:table-cell>
          <table:table-cell office:value-type="float" office:value="1160310.08596" calcext:value-type="float">
            <text:p>1160310.0859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230410.064" calcext:value-type="float">
            <text:p>1230410.064</text:p>
          </table:table-cell>
          <table:table-cell office:value-type="float" office:value="1160472.03222" calcext:value-type="float">
            <text:p>1160472.0322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87635.62068" calcext:value-type="float">
            <text:p>1287635.62068</text:p>
          </table:table-cell>
          <table:table-cell office:value-type="float" office:value="1157044.48534" calcext:value-type="float">
            <text:p>1157044.4853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347522.70007" calcext:value-type="float">
            <text:p>1347522.70007</text:p>
          </table:table-cell>
          <table:table-cell office:value-type="float" office:value="1151303.88754" calcext:value-type="float">
            <text:p>1151303.887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410195.08784" calcext:value-type="float">
            <text:p>1410195.08784</text:p>
          </table:table-cell>
          <table:table-cell office:value-type="float" office:value="1147071.64861" calcext:value-type="float">
            <text:p>1147071.64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1475782.32684" calcext:value-type="float">
            <text:p>1475782.32684</text:p>
          </table:table-cell>
          <table:table-cell office:value-type="float" office:value="1158771.06084" calcext:value-type="float">
            <text:p>1158771.060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44419.98485" calcext:value-type="float">
            <text:p>1544419.98485</text:p>
          </table:table-cell>
          <table:table-cell office:value-type="float" office:value="1167827.4288" calcext:value-type="float">
            <text:p>1167827.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1616249.93485" calcext:value-type="float">
            <text:p>1616249.93485</text:p>
          </table:table-cell>
          <table:table-cell office:value-type="float" office:value="1175756.88857" calcext:value-type="float">
            <text:p>1175756.888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691420.64822" calcext:value-type="float">
            <text:p>1691420.64822</text:p>
          </table:table-cell>
          <table:table-cell office:value-type="float" office:value="1170762.89951" calcext:value-type="float">
            <text:p>1170762.89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770087.50166" calcext:value-type="float">
            <text:p>1770087.50166</text:p>
          </table:table-cell>
          <table:table-cell office:value-type="float" office:value="1178292.07595" calcext:value-type="float">
            <text:p>1178292.075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52413.09832" calcext:value-type="float">
            <text:p>1852413.09832</text:p>
          </table:table-cell>
          <table:table-cell office:value-type="float" office:value="1181548.74902" calcext:value-type="float">
            <text:p>1181548.74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1938567.60392" calcext:value-type="float">
            <text:p>1938567.60392</text:p>
          </table:table-cell>
          <table:table-cell office:value-type="float" office:value="1198046.54288" calcext:value-type="float">
            <text:p>1198046.5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028729.09848" calcext:value-type="float">
            <text:p>2028729.09848</text:p>
          </table:table-cell>
          <table:table-cell office:value-type="float" office:value="3783260.14175" calcext:value-type="float">
            <text:p>3783260.141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2123083.9444" calcext:value-type="float">
            <text:p>2123083.9444</text:p>
          </table:table-cell>
          <table:table-cell office:value-type="float" office:value="3762306.35543" calcext:value-type="float">
            <text:p>3762306.3554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1827.17168" calcext:value-type="float">
            <text:p>2221827.17168</text:p>
          </table:table-cell>
          <table:table-cell office:value-type="float" office:value="3686995.74214" calcext:value-type="float">
            <text:p>3686995.742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325162.88102" calcext:value-type="float">
            <text:p>2325162.88102</text:p>
          </table:table-cell>
          <table:table-cell office:value-type="float" office:value="3687848.7953" calcext:value-type="float">
            <text:p>3687848.795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433304.66572" calcext:value-type="float">
            <text:p>2433304.66572</text:p>
          </table:table-cell>
          <table:table-cell office:value-type="float" office:value="3687015.94888" calcext:value-type="float">
            <text:p>3687015.948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2546476.05316" calcext:value-type="float">
            <text:p>2546476.05316</text:p>
          </table:table-cell>
          <table:table-cell office:value-type="float" office:value="3682048.73356" calcext:value-type="float">
            <text:p>3682048.733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664910.96683" calcext:value-type="float">
            <text:p>2664910.96683</text:p>
          </table:table-cell>
          <table:table-cell office:value-type="float" office:value="3673678.25402" calcext:value-type="float">
            <text:p>3673678.254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2788854.20985" calcext:value-type="float">
            <text:p>2788854.20985</text:p>
          </table:table-cell>
          <table:table-cell office:value-type="float" office:value="3662189.99238" calcext:value-type="float">
            <text:p>3662189.992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918561.97096" calcext:value-type="float">
            <text:p>2918561.97096</text:p>
          </table:table-cell>
          <table:table-cell office:value-type="float" office:value="3648535.45404" calcext:value-type="float">
            <text:p>3648535.454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3054302.35409" calcext:value-type="float">
            <text:p>3054302.35409</text:p>
          </table:table-cell>
          <table:table-cell office:value-type="float" office:value="3632582.39125" calcext:value-type="float">
            <text:p>3632582.3912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196355.93247" calcext:value-type="float">
            <text:p>3196355.93247</text:p>
          </table:table-cell>
          <table:table-cell office:value-type="float" office:value="3501208.74039" calcext:value-type="float">
            <text:p>3501208.740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3345016.32865" calcext:value-type="float">
            <text:p>3345016.32865</text:p>
          </table:table-cell>
          <table:table-cell office:value-type="float" office:value="3105910.83871" calcext:value-type="float">
            <text:p>3105910.8387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500590.82134" calcext:value-type="float">
            <text:p>3500590.82134</text:p>
          </table:table-cell>
          <table:table-cell office:value-type="float" office:value="2923980.43914" calcext:value-type="float">
            <text:p>2923980.439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3663400.98058" calcext:value-type="float">
            <text:p>3663400.98058</text:p>
          </table:table-cell>
          <table:table-cell office:value-type="float" office:value="2907760.31713" calcext:value-type="float">
            <text:p>2907760.3171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833783.33244" calcext:value-type="float">
            <text:p>3833783.33244</text:p>
          </table:table-cell>
          <table:table-cell office:value-type="float" office:value="2885753.06099" calcext:value-type="float">
            <text:p>2885753.060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012090.05457" calcext:value-type="float">
            <text:p>4012090.05457</text:p>
          </table:table-cell>
          <table:table-cell office:value-type="float" office:value="2839951.79695" calcext:value-type="float">
            <text:p>2839951.796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198689.70417" calcext:value-type="float">
            <text:p>4198689.70417</text:p>
          </table:table-cell>
          <table:table-cell office:value-type="float" office:value="2790642.58426" calcext:value-type="float">
            <text:p>2790642.584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393967.97982" calcext:value-type="float">
            <text:p>4393967.97982</text:p>
          </table:table-cell>
          <table:table-cell office:value-type="float" office:value="2756699.54578" calcext:value-type="float">
            <text:p>2756699.545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598328.51866" calcext:value-type="float">
            <text:p>4598328.51866</text:p>
          </table:table-cell>
          <table:table-cell office:value-type="float" office:value="2720389.00729" calcext:value-type="float">
            <text:p>2720389.0072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812193.73073" calcext:value-type="float">
            <text:p>4812193.73073</text:p>
          </table:table-cell>
          <table:table-cell office:value-type="float" office:value="2697617.09003" calcext:value-type="float">
            <text:p>2697617.0900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5036005.67209" calcext:value-type="float">
            <text:p>5036005.67209</text:p>
          </table:table-cell>
          <table:table-cell office:value-type="float" office:value="8203634.51832" calcext:value-type="float">
            <text:p>8203634.51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5270226.95851" calcext:value-type="float">
            <text:p>5270226.95851</text:p>
          </table:table-cell>
          <table:table-cell office:value-type="float" office:value="6607798.64745" calcext:value-type="float">
            <text:p>6607798.647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515341.72175" calcext:value-type="float">
            <text:p>5515341.72175</text:p>
          </table:table-cell>
          <table:table-cell office:value-type="float" office:value="5845936.94508" calcext:value-type="float">
            <text:p>5845936.9450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.73126314241" calcext:value-type="float">
            <text:p>1.7312631424</text:p>
          </table:table-cell>
          <table:table-cell office:value-type="float" office:value="58514.9745923" calcext:value-type="float">
            <text:p>58514.974592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99727206828" calcext:value-type="float">
            <text:p>2.9972720683</text:p>
          </table:table-cell>
          <table:table-cell office:value-type="float" office:value="58516.1373104" calcext:value-type="float">
            <text:p>58516.13731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5.1890666596" calcext:value-type="float">
            <text:p>5.1890666596</text:p>
          </table:table-cell>
          <table:table-cell office:value-type="float" office:value="58516.8638416" calcext:value-type="float">
            <text:p>58516.863841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.98363985129" calcext:value-type="float">
            <text:p>8.9836398513</text:p>
          </table:table-cell>
          <table:table-cell office:value-type="float" office:value="58516.8851132" calcext:value-type="float">
            <text:p>58516.88511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5.5530445593" calcext:value-type="float">
            <text:p>15.5530445593</text:p>
          </table:table-cell>
          <table:table-cell office:value-type="float" office:value="58516.3156609" calcext:value-type="float">
            <text:p>58516.315660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6.9264127978" calcext:value-type="float">
            <text:p>26.9264127978</text:p>
          </table:table-cell>
          <table:table-cell office:value-type="float" office:value="58515.4649761" calcext:value-type="float">
            <text:p>58515.46497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46.6167060342" calcext:value-type="float">
            <text:p>46.6167060342</text:p>
          </table:table-cell>
          <table:table-cell office:value-type="float" office:value="58514.6866269" calcext:value-type="float">
            <text:p>58514.68662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0.7057849777" calcext:value-type="float">
            <text:p>80.7057849777</text:p>
          </table:table-cell>
          <table:table-cell office:value-type="float" office:value="58514.2663478" calcext:value-type="float">
            <text:p>58514.26634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39.722950911" calcext:value-type="float">
            <text:p>139.722950911</text:p>
          </table:table-cell>
          <table:table-cell office:value-type="float" office:value="58514.3489295" calcext:value-type="float">
            <text:p>58514.34892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1.897195062" calcext:value-type="float">
            <text:p>241.897195062</text:p>
          </table:table-cell>
          <table:table-cell office:value-type="float" office:value="58517.020797" calcext:value-type="float">
            <text:p>58517.02079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418.787698065" calcext:value-type="float">
            <text:p>418.787698065</text:p>
          </table:table-cell>
          <table:table-cell office:value-type="float" office:value="73406.34007" calcext:value-type="float">
            <text:p>73406.340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25.031706156" calcext:value-type="float">
            <text:p>725.031706156</text:p>
          </table:table-cell>
          <table:table-cell office:value-type="float" office:value="100210.557489" calcext:value-type="float">
            <text:p>100210.55748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255.22066995" calcext:value-type="float">
            <text:p>1255.22066995</text:p>
          </table:table-cell>
          <table:table-cell office:value-type="float" office:value="118939.126935" calcext:value-type="float">
            <text:p>118939.12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73.11728148" calcext:value-type="float">
            <text:p>2173.11728148</text:p>
          </table:table-cell>
          <table:table-cell office:value-type="float" office:value="119071.6361" calcext:value-type="float">
            <text:p>119071.63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762.23785356" calcext:value-type="float">
            <text:p>3762.23785356</text:p>
          </table:table-cell>
          <table:table-cell office:value-type="float" office:value="116560.925979" calcext:value-type="float">
            <text:p>116560.92597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513.42372887" calcext:value-type="float">
            <text:p>6513.42372887</text:p>
          </table:table-cell>
          <table:table-cell office:value-type="float" office:value="113945.658592" calcext:value-type="float">
            <text:p>113945.6585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1276.4504327" calcext:value-type="float">
            <text:p>11276.4504327</text:p>
          </table:table-cell>
          <table:table-cell office:value-type="float" office:value="111397.14484" calcext:value-type="float">
            <text:p>111397.144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9522.5030114" calcext:value-type="float">
            <text:p>19522.5030114</text:p>
          </table:table-cell>
          <table:table-cell office:value-type="float" office:value="109156.756236" calcext:value-type="float">
            <text:p>109156.75623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3798.5899113" calcext:value-type="float">
            <text:p>33798.5899113</text:p>
          </table:table-cell>
          <table:table-cell office:value-type="float" office:value="108171.634835" calcext:value-type="float">
            <text:p>108171.6348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8514.252979" calcext:value-type="float">
            <text:p>58514.252979</text:p>
          </table:table-cell>
          <table:table-cell office:value-type="float" office:value="108387.86642" calcext:value-type="float">
            <text:p>108387.8664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01303.569488" calcext:value-type="float">
            <text:p>101303.569488</text:p>
          </table:table-cell>
          <table:table-cell office:value-type="float" office:value="108375.573782" calcext:value-type="float">
            <text:p>108375.57378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5383.13605" calcext:value-type="float">
            <text:p>175383.13605</text:p>
          </table:table-cell>
          <table:table-cell office:value-type="float" office:value="108369.948976" calcext:value-type="float">
            <text:p>108369.94897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303634.359245" calcext:value-type="float">
            <text:p>303634.359245</text:p>
          </table:table-cell>
          <table:table-cell office:value-type="float" office:value="108367.155527" calcext:value-type="float">
            <text:p>108367.15552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25670.974931" calcext:value-type="float">
            <text:p>525670.974931</text:p>
          </table:table-cell>
          <table:table-cell office:value-type="float" office:value="108423.73744" calcext:value-type="float">
            <text:p>108423.7374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910074.783935" calcext:value-type="float">
            <text:p>910074.783935</text:p>
          </table:table-cell>
          <table:table-cell office:value-type="float" office:value="108424.657281" calcext:value-type="float">
            <text:p>108424.6572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575578.93027" calcext:value-type="float">
            <text:p>1575578.93027</text:p>
          </table:table-cell>
          <table:table-cell office:value-type="float" office:value="108341.150521" calcext:value-type="float">
            <text:p>108341.150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727741.72993" calcext:value-type="float">
            <text:p>2727741.72993</text:p>
          </table:table-cell>
          <table:table-cell office:value-type="float" office:value="108334.828869" calcext:value-type="float">
            <text:p>108334.8288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722438.71906" calcext:value-type="float">
            <text:p>4722438.71906</text:p>
          </table:table-cell>
          <table:table-cell office:value-type="float" office:value="108329.516462" calcext:value-type="float">
            <text:p>108329.51646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175784.09661" calcext:value-type="float">
            <text:p>8175784.09661</text:p>
          </table:table-cell>
          <table:table-cell office:value-type="float" office:value="108321.928831" calcext:value-type="float">
            <text:p>108321.92883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154433.6668" calcext:value-type="float">
            <text:p>14154433.6668</text:p>
          </table:table-cell>
          <table:table-cell office:value-type="float" office:value="108300.866386" calcext:value-type="float">
            <text:p>108300.86638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4505049.3091" calcext:value-type="float">
            <text:p>24505049.3091</text:p>
          </table:table-cell>
          <table:table-cell office:value-type="float" office:value="108971.122521" calcext:value-type="float">
            <text:p>108971.122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2424688.6718" calcext:value-type="float">
            <text:p>42424688.6718</text:p>
          </table:table-cell>
          <table:table-cell office:value-type="float" office:value="111386.337639" calcext:value-type="float">
            <text:p>111386.3376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73448299.8259" calcext:value-type="float">
            <text:p>73448299.8259</text:p>
          </table:table-cell>
          <table:table-cell office:value-type="float" office:value="112342.418756" calcext:value-type="float">
            <text:p>112342.4187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7158334.361" calcext:value-type="float">
            <text:p>127158334.361</text:p>
          </table:table-cell>
          <table:table-cell office:value-type="float" office:value="114602.136746" calcext:value-type="float">
            <text:p>114602.13674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20144537.531" calcext:value-type="float">
            <text:p>220144537.531</text:p>
          </table:table-cell>
          <table:table-cell office:value-type="float" office:value="115651.898085" calcext:value-type="float">
            <text:p>115651.8980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1128123.831" calcext:value-type="float">
            <text:p>381128123.831</text:p>
          </table:table-cell>
          <table:table-cell office:value-type="float" office:value="191900.84287" calcext:value-type="float">
            <text:p>191900.8428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659833073.325" calcext:value-type="float">
            <text:p>659833073.325</text:p>
          </table:table-cell>
          <table:table-cell office:value-type="float" office:value="337790.181572" calcext:value-type="float">
            <text:p>337790.18157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142344679.99" calcext:value-type="float">
            <text:p>1142344679.99</text:p>
          </table:table-cell>
          <table:table-cell office:value-type="float" office:value="337870.030684" calcext:value-type="float">
            <text:p>337870.0306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977699240.41" calcext:value-type="float">
            <text:p>1977699240.41</text:p>
          </table:table-cell>
          <table:table-cell office:value-type="float" office:value="346296.451655" calcext:value-type="float">
            <text:p>346296.45165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3917801.69" calcext:value-type="float">
            <text:p>3423917801.69</text:p>
          </table:table-cell>
          <table:table-cell office:value-type="float" office:value="346489.666411" calcext:value-type="float">
            <text:p>346489.6664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5927702692.73" calcext:value-type="float">
            <text:p>5927702692.73</text:p>
          </table:table-cell>
          <table:table-cell office:value-type="float" office:value="346460.014951" calcext:value-type="float">
            <text:p>346460.014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0262413191.1" calcext:value-type="float">
            <text:p>10262413191.1</text:p>
          </table:table-cell>
          <table:table-cell office:value-type="float" office:value="346436.665957" calcext:value-type="float">
            <text:p>346436.6659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17766937710" calcext:value-type="float">
            <text:p>17766937710</text:p>
          </table:table-cell>
          <table:table-cell office:value-type="float" office:value="346410.749574" calcext:value-type="float">
            <text:p>346410.74957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759244410.8" calcext:value-type="float">
            <text:p>30759244410.8</text:p>
          </table:table-cell>
          <table:table-cell office:value-type="float" office:value="346394.744199" calcext:value-type="float">
            <text:p>346394.7441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3252346137" calcext:value-type="float">
            <text:p>53252346137</text:p>
          </table:table-cell>
          <table:table-cell office:value-type="float" office:value="346366.805932" calcext:value-type="float">
            <text:p>346366.8059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92193824114" calcext:value-type="float">
            <text:p>92193824114</text:p>
          </table:table-cell>
          <table:table-cell office:value-type="float" office:value="346341.146935" calcext:value-type="float">
            <text:p>346341.1469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59611769647" calcext:value-type="float">
            <text:p>159611769647</text:p>
          </table:table-cell>
          <table:table-cell office:value-type="float" office:value="347414.372907" calcext:value-type="float">
            <text:p>347414.37290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6329973885" calcext:value-type="float">
            <text:p>276329973885</text:p>
          </table:table-cell>
          <table:table-cell office:value-type="float" office:value="346085.20626" calcext:value-type="float">
            <text:p>346085.206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478399898931" calcext:value-type="float">
            <text:p>478399898931</text:p>
          </table:table-cell>
          <table:table-cell office:value-type="float" office:value="345787.561811" calcext:value-type="float">
            <text:p>345787.5618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28236112354" calcext:value-type="float">
            <text:p>828236112354</text:p>
          </table:table-cell>
          <table:table-cell office:value-type="float" office:value="345560.451924" calcext:value-type="float">
            <text:p>345560.45192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433894654530" calcext:value-type="float">
            <text:p>1433894654530</text:p>
          </table:table-cell>
          <table:table-cell office:value-type="float" office:value="349640.76521" calcext:value-type="float">
            <text:p>349640.76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482448965500" calcext:value-type="float">
            <text:p>2482448965500</text:p>
          </table:table-cell>
          <table:table-cell office:value-type="float" office:value="354396.473666" calcext:value-type="float">
            <text:p>354396.47366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4297772396890" calcext:value-type="float">
            <text:p>4297772396890</text:p>
          </table:table-cell>
          <table:table-cell office:value-type="float" office:value="345725.809292" calcext:value-type="float">
            <text:p>345725.8092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440574945220" calcext:value-type="float">
            <text:p>7440574945220</text:p>
          </table:table-cell>
          <table:table-cell office:value-type="float" office:value="351463.614145" calcext:value-type="float">
            <text:p>351463.6141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2881593161000" calcext:value-type="float">
            <text:p>12881593161000</text:p>
          </table:table-cell>
          <table:table-cell office:value-type="float" office:value="356754.102075" calcext:value-type="float">
            <text:p>356754.1020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2301427455300" calcext:value-type="float">
            <text:p>22301427455300</text:p>
          </table:table-cell>
          <table:table-cell office:value-type="float" office:value="366589.07832" calcext:value-type="float">
            <text:p>366589.07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38609639376500" calcext:value-type="float">
            <text:p>38609639376500</text:p>
          </table:table-cell>
          <table:table-cell office:value-type="float" office:value="387343.983338" calcext:value-type="float">
            <text:p>387343.9833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6843445594400" calcext:value-type="float">
            <text:p>66843445594400</text:p>
          </table:table-cell>
          <table:table-cell office:value-type="float" office:value="1135613.99804" calcext:value-type="float">
            <text:p>1135613.998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15723593670000" calcext:value-type="float">
            <text:p>115723593670000</text:p>
          </table:table-cell>
          <table:table-cell office:value-type="float" office:value="1160657.02841" calcext:value-type="float">
            <text:p>1160657.0284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00347992428000" calcext:value-type="float">
            <text:p>200347992428000</text:p>
          </table:table-cell>
          <table:table-cell office:value-type="float" office:value="1159559.06485" calcext:value-type="float">
            <text:p>1159559.064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346855094947000" calcext:value-type="float">
            <text:p>346855094947000</text:p>
          </table:table-cell>
          <table:table-cell office:value-type="float" office:value="1159628.03354" calcext:value-type="float">
            <text:p>1159628.033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600497441640000" calcext:value-type="float">
            <text:p>600497441640000</text:p>
          </table:table-cell>
          <table:table-cell office:value-type="float" office:value="1159749.38902" calcext:value-type="float">
            <text:p>1159749.38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039619087820000" calcext:value-type="float">
            <text:p>1039619087820000</text:p>
          </table:table-cell>
          <table:table-cell office:value-type="float" office:value="1159889.07604" calcext:value-type="float">
            <text:p>1159889.076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99854208900000" calcext:value-type="float">
            <text:p>1799854208900000</text:p>
          </table:table-cell>
          <table:table-cell office:value-type="float" office:value="1160034.99863" calcext:value-type="float">
            <text:p>1160034.9986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3116021253590000" calcext:value-type="float">
            <text:p>3116021253590000</text:p>
          </table:table-cell>
          <table:table-cell office:value-type="float" office:value="1160168.54393" calcext:value-type="float">
            <text:p>1160168.5439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394652747310000" calcext:value-type="float">
            <text:p>5394652747310000</text:p>
          </table:table-cell>
          <table:table-cell office:value-type="float" office:value="1160310.08596" calcext:value-type="float">
            <text:p>1160310.0859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9.33956346754E+015" calcext:value-type="float">
            <text:p>9.33956346754E+015</text:p>
          </table:table-cell>
          <table:table-cell office:value-type="float" office:value="1160472.03222" calcext:value-type="float">
            <text:p>1160472.0322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1692419976E+016" calcext:value-type="float">
            <text:p>1.61692419976E+016</text:p>
          </table:table-cell>
          <table:table-cell office:value-type="float" office:value="1157044.48534" calcext:value-type="float">
            <text:p>1157044.4853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2.79932127112E+016" calcext:value-type="float">
            <text:p>2.79932127112E+016</text:p>
          </table:table-cell>
          <table:table-cell office:value-type="float" office:value="1151303.88754" calcext:value-type="float">
            <text:p>1151303.887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.84636174046E+016" calcext:value-type="float">
            <text:p>4.84636174046E+016</text:p>
          </table:table-cell>
          <table:table-cell office:value-type="float" office:value="1147071.64861" calcext:value-type="float">
            <text:p>1147071.64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8.39032745607E+016" calcext:value-type="float">
            <text:p>8.39032745607E+016</text:p>
          </table:table-cell>
          <table:table-cell office:value-type="float" office:value="1158771.06084" calcext:value-type="float">
            <text:p>1158771.060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45258646775E+017" calcext:value-type="float">
            <text:p>1.45258646775E+017</text:p>
          </table:table-cell>
          <table:table-cell office:value-type="float" office:value="1167827.4288" calcext:value-type="float">
            <text:p>1167827.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2.51480941278E+017" calcext:value-type="float">
            <text:p>2.51480941278E+017</text:p>
          </table:table-cell>
          <table:table-cell office:value-type="float" office:value="1175756.88857" calcext:value-type="float">
            <text:p>1175756.8885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.35379684654E+017" calcext:value-type="float">
            <text:p>4.35379684654E+017</text:p>
          </table:table-cell>
          <table:table-cell office:value-type="float" office:value="1170762.89951" calcext:value-type="float">
            <text:p>1170762.8995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7.53756800997E+017" calcext:value-type="float">
            <text:p>7.53756800997E+017</text:p>
          </table:table-cell>
          <table:table-cell office:value-type="float" office:value="1178292.07595" calcext:value-type="float">
            <text:p>1178292.075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30495136791E+018" calcext:value-type="float">
            <text:p>1.30495136791E+018</text:p>
          </table:table-cell>
          <table:table-cell office:value-type="float" office:value="1181548.74902" calcext:value-type="float">
            <text:p>1181548.74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2.25921420591E+018" calcext:value-type="float">
            <text:p>2.25921420591E+018</text:p>
          </table:table-cell>
          <table:table-cell office:value-type="float" office:value="1198046.54288" calcext:value-type="float">
            <text:p>1198046.542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.9112942855E+018" calcext:value-type="float">
            <text:p>3.9112942855E+018</text:p>
          </table:table-cell>
          <table:table-cell office:value-type="float" office:value="3783260.14175" calcext:value-type="float">
            <text:p>3783260.1417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6.77147963562E+018" calcext:value-type="float">
            <text:p>6.77147963562E+018</text:p>
          </table:table-cell>
          <table:table-cell office:value-type="float" office:value="3762306.35543" calcext:value-type="float">
            <text:p>3762306.3554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32131128E+019" calcext:value-type="float">
            <text:p>1.17232131128E+019</text:p>
          </table:table-cell>
          <table:table-cell office:value-type="float" office:value="3686995.74214" calcext:value-type="float">
            <text:p>3686995.742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.02959667728E+019" calcext:value-type="float">
            <text:p>2.02959667728E+019</text:p>
          </table:table-cell>
          <table:table-cell office:value-type="float" office:value="3687848.7953" calcext:value-type="float">
            <text:p>3687848.795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51376592134E+019" calcext:value-type="float">
            <text:p>3.51376592134E+019</text:p>
          </table:table-cell>
          <table:table-cell office:value-type="float" office:value="3687015.94888" calcext:value-type="float">
            <text:p>3687015.948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6.08325343068E+019" calcext:value-type="float">
            <text:p>6.08325343068E+019</text:p>
          </table:table-cell>
          <table:table-cell office:value-type="float" office:value="3682048.73356" calcext:value-type="float">
            <text:p>3682048.733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05317124505E+020" calcext:value-type="float">
            <text:p>1.05317124505E+020</text:p>
          </table:table-cell>
          <table:table-cell office:value-type="float" office:value="3673678.25402" calcext:value-type="float">
            <text:p>3673678.254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1.8233165592E+020" calcext:value-type="float">
            <text:p>1.8233165592E+020</text:p>
          </table:table-cell>
          <table:table-cell office:value-type="float" office:value="3662189.99238" calcext:value-type="float">
            <text:p>3662189.992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.1566407559E+020" calcext:value-type="float">
            <text:p>3.1566407559E+020</text:p>
          </table:table-cell>
          <table:table-cell office:value-type="float" office:value="3648535.45404" calcext:value-type="float">
            <text:p>3648535.454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5.46497579453E+020" calcext:value-type="float">
            <text:p>5.46497579453E+020</text:p>
          </table:table-cell>
          <table:table-cell office:value-type="float" office:value="3632582.39125" calcext:value-type="float">
            <text:p>3632582.3912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.46131116726E+020" calcext:value-type="float">
            <text:p>9.46131116726E+020</text:p>
          </table:table-cell>
          <table:table-cell office:value-type="float" office:value="3501208.74039" calcext:value-type="float">
            <text:p>3501208.740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.63800193028E+021" calcext:value-type="float">
            <text:p>1.63800193028E+021</text:p>
          </table:table-cell>
          <table:table-cell office:value-type="float" office:value="3105910.83871" calcext:value-type="float">
            <text:p>3105910.8387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83581236909E+021" calcext:value-type="float">
            <text:p>2.83581236909E+021</text:p>
          </table:table-cell>
          <table:table-cell office:value-type="float" office:value="2923980.43914" calcext:value-type="float">
            <text:p>2923980.439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.90953743341E+021" calcext:value-type="float">
            <text:p>4.90953743341E+021</text:p>
          </table:table-cell>
          <table:table-cell office:value-type="float" office:value="2907760.31713" calcext:value-type="float">
            <text:p>2907760.3171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.49970120477E+021" calcext:value-type="float">
            <text:p>8.49970120477E+021</text:p>
          </table:table-cell>
          <table:table-cell office:value-type="float" office:value="2885753.06099" calcext:value-type="float">
            <text:p>2885753.0609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1.47152194173E+022" calcext:value-type="float">
            <text:p>1.47152194173E+022</text:p>
          </table:table-cell>
          <table:table-cell office:value-type="float" office:value="2839951.79695" calcext:value-type="float">
            <text:p>2839951.796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4759170098E+022" calcext:value-type="float">
            <text:p>2.54759170098E+022</text:p>
          </table:table-cell>
          <table:table-cell office:value-type="float" office:value="2790642.58426" calcext:value-type="float">
            <text:p>2790642.584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.41055161382E+022" calcext:value-type="float">
            <text:p>4.41055161382E+022</text:p>
          </table:table-cell>
          <table:table-cell office:value-type="float" office:value="2756699.54578" calcext:value-type="float">
            <text:p>2756699.545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.63582544672E+022" calcext:value-type="float">
            <text:p>7.63582544672E+022</text:p>
          </table:table-cell>
          <table:table-cell office:value-type="float" office:value="2720389.00729" calcext:value-type="float">
            <text:p>2720389.0072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.32196231578E+023" calcext:value-type="float">
            <text:p>1.32196231578E+023</text:p>
          </table:table-cell>
          <table:table-cell office:value-type="float" office:value="2697617.09003" calcext:value-type="float">
            <text:p>2697617.0900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28866463297E+023" calcext:value-type="float">
            <text:p>2.28866463297E+023</text:p>
          </table:table-cell>
          <table:table-cell office:value-type="float" office:value="8203634.51832" calcext:value-type="float">
            <text:p>8203634.518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3.96228072441E+023" calcext:value-type="float">
            <text:p>3.96228072441E+023</text:p>
          </table:table-cell>
          <table:table-cell office:value-type="float" office:value="6607798.64745" calcext:value-type="float">
            <text:p>6607798.647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5975057807E+023" calcext:value-type="float">
            <text:p>6.85975057807E+023</text:p>
          </table:table-cell>
          <table:table-cell office:value-type="float" office:value="5845936.94508" calcext:value-type="float">
            <text:p>5845936.9450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58514.9745923" calcext:value-type="float">
            <text:p>58514.974592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8516.1373104" calcext:value-type="float">
            <text:p>58516.13731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58516.8638416" calcext:value-type="float">
            <text:p>58516.863841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8516.8851132" calcext:value-type="float">
            <text:p>58516.88511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58516.3156609" calcext:value-type="float">
            <text:p>58516.315660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8515.4649761" calcext:value-type="float">
            <text:p>58515.46497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58514.6866269" calcext:value-type="float">
            <text:p>58514.686626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8514.2663478" calcext:value-type="float">
            <text:p>58514.266347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58514.3489295" calcext:value-type="float">
            <text:p>58514.348929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8517.020797" calcext:value-type="float">
            <text:p>58517.02079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73406.34007" calcext:value-type="float">
            <text:p>73406.3400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210.557489" calcext:value-type="float">
            <text:p>100210.55748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18939.126935" calcext:value-type="float">
            <text:p>118939.12693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9071.6361" calcext:value-type="float">
            <text:p>119071.63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16560.925979" calcext:value-type="float">
            <text:p>116560.92597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3945.658592" calcext:value-type="float">
            <text:p>113945.65859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11397.14484" calcext:value-type="float">
            <text:p>111397.1448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9156.756236" calcext:value-type="float">
            <text:p>109156.75623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08171.634835" calcext:value-type="float">
            <text:p>108171.63483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8387.86642" calcext:value-type="float">
            <text:p>108387.8664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08375.573782" calcext:value-type="float">
            <text:p>108375.57378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8369.948976" calcext:value-type="float">
            <text:p>108369.94897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08367.155527" calcext:value-type="float">
            <text:p>108367.15552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8423.73744" calcext:value-type="float">
            <text:p>108423.7374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08424.657281" calcext:value-type="float">
            <text:p>108424.65728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08341.150521" calcext:value-type="float">
            <text:p>108341.15052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08334.828869" calcext:value-type="float">
            <text:p>108334.82886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8329.516462" calcext:value-type="float">
            <text:p>108329.51646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08321.928831" calcext:value-type="float">
            <text:p>108321.92883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8300.866386" calcext:value-type="float">
            <text:p>108300.86638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8971.122521" calcext:value-type="float">
            <text:p>108971.12252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1386.337639" calcext:value-type="float">
            <text:p>111386.33763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12342.418756" calcext:value-type="float">
            <text:p>112342.41875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14602.136746" calcext:value-type="float">
            <text:p>114602.13674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15651.898085" calcext:value-type="float">
            <text:p>115651.89808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1900.84287" calcext:value-type="float">
            <text:p>191900.8428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337790.181572" calcext:value-type="float">
            <text:p>337790.18157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37870.030684" calcext:value-type="float">
            <text:p>337870.03068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46296.451655" calcext:value-type="float">
            <text:p>346296.45165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489.666411" calcext:value-type="float">
            <text:p>346489.66641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346460.014951" calcext:value-type="float">
            <text:p>346460.01495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46436.665957" calcext:value-type="float">
            <text:p>346436.66595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346410.749574" calcext:value-type="float">
            <text:p>346410.74957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46394.744199" calcext:value-type="float">
            <text:p>346394.74419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346366.805932" calcext:value-type="float">
            <text:p>346366.8059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46341.146935" calcext:value-type="float">
            <text:p>346341.14693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347414.372907" calcext:value-type="float">
            <text:p>347414.37290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46085.20626" calcext:value-type="float">
            <text:p>346085.2062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345787.561811" calcext:value-type="float">
            <text:p>345787.56181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45560.451924" calcext:value-type="float">
            <text:p>345560.45192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349640.76521" calcext:value-type="float">
            <text:p>349640.7652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54396.473666" calcext:value-type="float">
            <text:p>354396.47366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345725.809292" calcext:value-type="float">
            <text:p>345725.80929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51463.614145" calcext:value-type="float">
            <text:p>351463.61414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356754.102075" calcext:value-type="float">
            <text:p>356754.10207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66589.07832" calcext:value-type="float">
            <text:p>366589.078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387343.983338" calcext:value-type="float">
            <text:p>387343.98333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135613.99804" calcext:value-type="float">
            <text:p>1135613.998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160657.02841" calcext:value-type="float">
            <text:p>1160657.0284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59559.06485" calcext:value-type="float">
            <text:p>1159559.0648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1159628.03354" calcext:value-type="float">
            <text:p>1159628.0335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159749.38902" calcext:value-type="float">
            <text:p>1159749.3890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159889.07604" calcext:value-type="float">
            <text:p>1159889.076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60034.99863" calcext:value-type="float">
            <text:p>1160034.9986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160168.54393" calcext:value-type="float">
            <text:p>1160168.5439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160310.08596" calcext:value-type="float">
            <text:p>1160310.0859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160472.03222" calcext:value-type="float">
            <text:p>1160472.0322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57044.48534" calcext:value-type="float">
            <text:p>1157044.4853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151303.88754" calcext:value-type="float">
            <text:p>1151303.8875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47071.64861" calcext:value-type="float">
            <text:p>1147071.648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1158771.06084" calcext:value-type="float">
            <text:p>1158771.0608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67827.4288" calcext:value-type="float">
            <text:p>1167827.428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1175756.88857" calcext:value-type="float">
            <text:p>1175756.8885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170762.89951" calcext:value-type="float">
            <text:p>1170762.8995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178292.07595" calcext:value-type="float">
            <text:p>1178292.0759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81548.74902" calcext:value-type="float">
            <text:p>1181548.7490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1198046.54288" calcext:value-type="float">
            <text:p>1198046.5428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783260.14175" calcext:value-type="float">
            <text:p>3783260.1417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3762306.35543" calcext:value-type="float">
            <text:p>3762306.3554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6995.74214" calcext:value-type="float">
            <text:p>3686995.7421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3687848.7953" calcext:value-type="float">
            <text:p>3687848.795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687015.94888" calcext:value-type="float">
            <text:p>3687015.9488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3682048.73356" calcext:value-type="float">
            <text:p>3682048.7335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673678.25402" calcext:value-type="float">
            <text:p>3673678.2540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3662189.99238" calcext:value-type="float">
            <text:p>3662189.9923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648535.45404" calcext:value-type="float">
            <text:p>3648535.454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3632582.39125" calcext:value-type="float">
            <text:p>3632582.3912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501208.74039" calcext:value-type="float">
            <text:p>3501208.7403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3105910.83871" calcext:value-type="float">
            <text:p>3105910.8387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923980.43914" calcext:value-type="float">
            <text:p>2923980.4391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2907760.31713" calcext:value-type="float">
            <text:p>2907760.3171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885753.06099" calcext:value-type="float">
            <text:p>2885753.0609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2839951.79695" calcext:value-type="float">
            <text:p>2839951.7969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790642.58426" calcext:value-type="float">
            <text:p>2790642.5842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2756699.54578" calcext:value-type="float">
            <text:p>2756699.5457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720389.00729" calcext:value-type="float">
            <text:p>2720389.0072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2697617.09003" calcext:value-type="float">
            <text:p>2697617.0900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8203634.51832" calcext:value-type="float">
            <text:p>8203634.518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6607798.64745" calcext:value-type="float">
            <text:p>6607798.6474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845936.94508" calcext:value-type="float">
            <text:p>5845936.9450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2477.2643637" calcext:value-type="float">
            <text:p>32477.264363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58514.9745923" calcext:value-type="float">
            <text:p>58514.974592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4506.7123798" calcext:value-type="float">
            <text:p>34506.712379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8516.1373104" calcext:value-type="float">
            <text:p>58516.13731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6662.9770886" calcext:value-type="float">
            <text:p>36662.977088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58516.8638416" calcext:value-type="float">
            <text:p>58516.863841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8953.9830454" calcext:value-type="float">
            <text:p>38953.98304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8516.8851132" calcext:value-type="float">
            <text:p>58516.88511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1388.1499976" calcext:value-type="float">
            <text:p>41388.149997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58516.3156609" calcext:value-type="float">
            <text:p>58516.315660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3974.423828" calcext:value-type="float">
            <text:p>43974.4238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8515.4649761" calcext:value-type="float">
            <text:p>58515.46497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6722.3094319" calcext:value-type="float">
            <text:p>46722.3094319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58514.6866269" calcext:value-type="float">
            <text:p>58514.686626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9641.9056493" calcext:value-type="float">
            <text:p>49641.905649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8514.2663478" calcext:value-type="float">
            <text:p>58514.266347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2743.9423791" calcext:value-type="float">
            <text:p>52743.942379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58514.3489295" calcext:value-type="float">
            <text:p>58514.348929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6039.8200129" calcext:value-type="float">
            <text:p>56039.820012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8517.020797" calcext:value-type="float">
            <text:p>58517.02079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9541.6513334" calcext:value-type="float">
            <text:p>59541.651333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73406.34007" calcext:value-type="float">
            <text:p>73406.3400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63262.3060297" calcext:value-type="float">
            <text:p>63262.306029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210.557489" calcext:value-type="float">
            <text:p>100210.55748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67215.4579957" calcext:value-type="float">
            <text:p>67215.457995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18939.126935" calcext:value-type="float">
            <text:p>118939.12693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71415.6355832" calcext:value-type="float">
            <text:p>71415.63558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9071.6361" calcext:value-type="float">
            <text:p>119071.63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75878.2749957" calcext:value-type="float">
            <text:p>75878.274995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16560.925979" calcext:value-type="float">
            <text:p>116560.92597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80619.777018" calcext:value-type="float">
            <text:p>80619.77701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3945.658592" calcext:value-type="float">
            <text:p>113945.65859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85657.5672918" calcext:value-type="float">
            <text:p>85657.567291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11397.14484" calcext:value-type="float">
            <text:p>111397.1448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91010.160357" calcext:value-type="float">
            <text:p>91010.16035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9156.756236" calcext:value-type="float">
            <text:p>109156.75623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96697.2276949" calcext:value-type="float">
            <text:p>96697.227694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08171.634835" calcext:value-type="float">
            <text:p>108171.63483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02739.670024" calcext:value-type="float">
            <text:p>102739.6700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8387.86642" calcext:value-type="float">
            <text:p>108387.8664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09159.694111" calcext:value-type="float">
            <text:p>109159.69411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08375.573782" calcext:value-type="float">
            <text:p>108375.57378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15980.894388" calcext:value-type="float">
            <text:p>115980.8943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8369.948976" calcext:value-type="float">
            <text:p>108369.94897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23228.339659" calcext:value-type="float">
            <text:p>123228.33965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08367.155527" calcext:value-type="float">
            <text:p>108367.15552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30928.665236" calcext:value-type="float">
            <text:p>130928.6652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8423.73744" calcext:value-type="float">
            <text:p>108423.7374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39110.170825" calcext:value-type="float">
            <text:p>139110.17082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08424.657281" calcext:value-type="float">
            <text:p>108424.65728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47802.924533" calcext:value-type="float">
            <text:p>147802.92453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08341.150521" calcext:value-type="float">
            <text:p>108341.15052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57038.873368" calcext:value-type="float">
            <text:p>157038.87336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08334.828869" calcext:value-type="float">
            <text:p>108334.82886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66851.960655" calcext:value-type="float">
            <text:p>166851.9606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8329.516462" calcext:value-type="float">
            <text:p>108329.51646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77278.250774" calcext:value-type="float">
            <text:p>177278.25077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08321.928831" calcext:value-type="float">
            <text:p>108321.92883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88356.06171" calcext:value-type="float">
            <text:p>188356.061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8300.866386" calcext:value-type="float">
            <text:p>108300.86638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00126.105871" calcext:value-type="float">
            <text:p>200126.10587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8971.122521" calcext:value-type="float">
            <text:p>108971.12252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12631.639711" calcext:value-type="float">
            <text:p>212631.6397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1386.337639" calcext:value-type="float">
            <text:p>111386.33763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25918.622708" calcext:value-type="float">
            <text:p>225918.622708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12342.418756" calcext:value-type="float">
            <text:p>112342.41875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40035.886266" calcext:value-type="float">
            <text:p>240035.88626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14602.136746" calcext:value-type="float">
            <text:p>114602.13674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55035.31318" calcext:value-type="float">
            <text:p>255035.31318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15651.898085" calcext:value-type="float">
            <text:p>115651.89808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70972.02831" calcext:value-type="float">
            <text:p>270972.0283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1900.84287" calcext:value-type="float">
            <text:p>191900.8428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87904.601175" calcext:value-type="float">
            <text:p>287904.60117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337790.181572" calcext:value-type="float">
            <text:p>337790.18157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05895.2612" calcext:value-type="float">
            <text:p>305895.261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37870.030684" calcext:value-type="float">
            <text:p>337870.03068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25010.126419" calcext:value-type="float">
            <text:p>325010.126419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46296.451655" calcext:value-type="float">
            <text:p>346296.45165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45319.446469" calcext:value-type="float">
            <text:p>345319.446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489.666411" calcext:value-type="float">
            <text:p>346489.66641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66897.860763" calcext:value-type="float">
            <text:p>366897.860763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346460.014951" calcext:value-type="float">
            <text:p>346460.01495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89824.672803" calcext:value-type="float">
            <text:p>389824.67280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46436.665957" calcext:value-type="float">
            <text:p>346436.66595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14184.141631" calcext:value-type="float">
            <text:p>414184.141631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346410.749574" calcext:value-type="float">
            <text:p>346410.74957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40065.791487" calcext:value-type="float">
            <text:p>440065.7914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46394.744199" calcext:value-type="float">
            <text:p>346394.74419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67564.74083" calcext:value-type="float">
            <text:p>467564.74083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346366.805932" calcext:value-type="float">
            <text:p>346366.8059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96782.051902" calcext:value-type="float">
            <text:p>496782.05190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46341.146935" calcext:value-type="float">
            <text:p>346341.14693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27825.102155" calcext:value-type="float">
            <text:p>527825.10215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347414.372907" calcext:value-type="float">
            <text:p>347414.37290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60807.978867" calcext:value-type="float">
            <text:p>560807.9788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46085.20626" calcext:value-type="float">
            <text:p>346085.2062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95851.898435" calcext:value-type="float">
            <text:p>595851.89843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345787.561811" calcext:value-type="float">
            <text:p>345787.56181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633085.651859" calcext:value-type="float">
            <text:p>633085.65185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45560.451924" calcext:value-type="float">
            <text:p>345560.45192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672646.078065" calcext:value-type="float">
            <text:p>672646.07806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349640.76521" calcext:value-type="float">
            <text:p>349640.7652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714678.566806" calcext:value-type="float">
            <text:p>714678.5668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54396.473666" calcext:value-type="float">
            <text:p>354396.47366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759337.59299" calcext:value-type="float">
            <text:p>759337.59299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345725.809292" calcext:value-type="float">
            <text:p>345725.80929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806787.284393" calcext:value-type="float">
            <text:p>806787.28439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51463.614145" calcext:value-type="float">
            <text:p>351463.61414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857202.024854" calcext:value-type="float">
            <text:p>857202.02485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356754.102075" calcext:value-type="float">
            <text:p>356754.10207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910767.095154" calcext:value-type="float">
            <text:p>910767.09515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66589.07832" calcext:value-type="float">
            <text:p>366589.078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967679.35395" calcext:value-type="float">
            <text:p>967679.353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387343.983338" calcext:value-type="float">
            <text:p>387343.98333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028147.96126" calcext:value-type="float">
            <text:p>1028147.9612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135613.99804" calcext:value-type="float">
            <text:p>1135613.998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092395.14713" calcext:value-type="float">
            <text:p>1092395.14713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160657.02841" calcext:value-type="float">
            <text:p>1160657.0284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160657.02841" calcext:value-type="float">
            <text:p>1160657.0284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59559.06485" calcext:value-type="float">
            <text:p>1159559.0648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233184.47645" calcext:value-type="float">
            <text:p>1233184.4764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1159628.03354" calcext:value-type="float">
            <text:p>1159628.0335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310244.03914" calcext:value-type="float">
            <text:p>1310244.0391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159749.38902" calcext:value-type="float">
            <text:p>1159749.3890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392118.92048" calcext:value-type="float">
            <text:p>1392118.92048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159889.07604" calcext:value-type="float">
            <text:p>1159889.076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479110.02139" calcext:value-type="float">
            <text:p>1479110.0213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60034.99863" calcext:value-type="float">
            <text:p>1160034.9986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571537.04557" calcext:value-type="float">
            <text:p>1571537.0455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160168.54393" calcext:value-type="float">
            <text:p>1160168.5439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669739.67445" calcext:value-type="float">
            <text:p>1669739.6744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160310.08596" calcext:value-type="float">
            <text:p>1160310.0859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774078.81558" calcext:value-type="float">
            <text:p>1774078.81558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160472.03222" calcext:value-type="float">
            <text:p>1160472.0322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884937.92897" calcext:value-type="float">
            <text:p>1884937.9289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57044.48534" calcext:value-type="float">
            <text:p>1157044.4853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002724.43641" calcext:value-type="float">
            <text:p>2002724.43641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151303.88754" calcext:value-type="float">
            <text:p>1151303.8875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127871.21875" calcext:value-type="float">
            <text:p>2127871.2187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47071.64861" calcext:value-type="float">
            <text:p>1147071.6486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260838.20683" calcext:value-type="float">
            <text:p>2260838.20683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1158771.06084" calcext:value-type="float">
            <text:p>1158771.0608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402114.07176" calcext:value-type="float">
            <text:p>2402114.0717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67827.4288" calcext:value-type="float">
            <text:p>1167827.428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552218.02088" calcext:value-type="float">
            <text:p>2552218.02088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1175756.88857" calcext:value-type="float">
            <text:p>1175756.88857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711701.70588" calcext:value-type="float">
            <text:p>2711701.7058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170762.89951" calcext:value-type="float">
            <text:p>1170762.8995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2881151.25021" calcext:value-type="float">
            <text:p>2881151.2502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178292.07595" calcext:value-type="float">
            <text:p>1178292.0759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061189.40316" calcext:value-type="float">
            <text:p>3061189.4031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81548.74902" calcext:value-type="float">
            <text:p>1181548.7490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252477.82856" calcext:value-type="float">
            <text:p>3252477.82856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1198046.54288" calcext:value-type="float">
            <text:p>1198046.5428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455719.53644" calcext:value-type="float">
            <text:p>3455719.5364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783260.14175" calcext:value-type="float">
            <text:p>3783260.1417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671661.46675" calcext:value-type="float">
            <text:p>3671661.46675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3762306.35543" calcext:value-type="float">
            <text:p>3762306.3554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3901097.23437" calcext:value-type="float">
            <text:p>3901097.23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6995.74214" calcext:value-type="float">
            <text:p>3686995.7421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144870.04585" calcext:value-type="float">
            <text:p>4144870.0458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3687848.7953" calcext:value-type="float">
            <text:p>3687848.795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403875.79823" calcext:value-type="float">
            <text:p>4403875.798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687015.94888" calcext:value-type="float">
            <text:p>3687015.9488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679066.37162" calcext:value-type="float">
            <text:p>4679066.37162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3682048.73356" calcext:value-type="float">
            <text:p>3682048.7335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4971453.12744" calcext:value-type="float">
            <text:p>4971453.1274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673678.25402" calcext:value-type="float">
            <text:p>3673678.2540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282110.62538" calcext:value-type="float">
            <text:p>5282110.62538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3662189.99238" calcext:value-type="float">
            <text:p>3662189.9923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612180.57246" calcext:value-type="float">
            <text:p>5612180.5724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648535.45404" calcext:value-type="float">
            <text:p>3648535.4540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5962876.01902" calcext:value-type="float">
            <text:p>5962876.01902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3632582.39125" calcext:value-type="float">
            <text:p>3632582.3912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6335485.81681" calcext:value-type="float">
            <text:p>6335485.816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501208.74039" calcext:value-type="float">
            <text:p>3501208.7403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6731379.3557" calcext:value-type="float">
            <text:p>6731379.3557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3105910.83871" calcext:value-type="float">
            <text:p>3105910.83871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7152011.59635" calcext:value-type="float">
            <text:p>7152011.5963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923980.43914" calcext:value-type="float">
            <text:p>2923980.43914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7598928.4174" calcext:value-type="float">
            <text:p>7598928.4174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2907760.31713" calcext:value-type="float">
            <text:p>2907760.3171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8073772.29676" calcext:value-type="float">
            <text:p>8073772.2967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885753.06099" calcext:value-type="float">
            <text:p>2885753.0609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8578288.34797" calcext:value-type="float">
            <text:p>8578288.34797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2839951.79695" calcext:value-type="float">
            <text:p>2839951.7969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9114330.73365" calcext:value-type="float">
            <text:p>9114330.7336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790642.58426" calcext:value-type="float">
            <text:p>2790642.58426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9683869.47986" calcext:value-type="float">
            <text:p>9683869.47986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2756699.54578" calcext:value-type="float">
            <text:p>2756699.5457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0288997.7162" calcext:value-type="float">
            <text:p>10288997.716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720389.00729" calcext:value-type="float">
            <text:p>2720389.00729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0931939.3682" calcext:value-type="float">
            <text:p>10931939.3682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2697617.09003" calcext:value-type="float">
            <text:p>2697617.09003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1615057.3308" calcext:value-type="float">
            <text:p>11615057.330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8203634.51832" calcext:value-type="float">
            <text:p>8203634.51832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2340862.1521" calcext:value-type="float">
            <text:p>12340862.1521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6607798.64745" calcext:value-type="float">
            <text:p>6607798.64745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3112021.26" calcext:value-type="float">
            <text:p>13112021.2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845936.94508" calcext:value-type="float">
            <text:p>5845936.94508</text:p>
          </table:table-cell>
          <table:table-cell table:number-columns-repeated="2" office:value-type="float" office:value="29257.1264895" calcext:value-type="float">
            <text:p>29257.1264895</text:p>
          </table:table-cell>
          <table:table-cell office:value-type="float" office:value="13931368.7652" calcext:value-type="float">
            <text:p>13931368.7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6:48:35.756616216</dc:date>
    <meta:editing-duration>PT7M26S</meta:editing-duration>
    <meta:editing-cycles>1</meta:editing-cycles>
    <meta:document-statistic meta:table-count="1" meta:cell-count="292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EnergyVals.B506:EnergyVals.E606" svg:x="0.32cm" svg:y="0.18cm" svg:width="12.508cm" svg:height="8.64cm">
          <chartooo:coordinate-region svg:x="2.053cm" svg:y="0.379cm" svg:width="10.77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nergyVals.B506:EnergyVals.B606" chart:class="chart:line">
            <chart:data-point chart:repeated="101"/>
          </chart:series>
          <chart:series chart:style-name="ch7" chart:values-cell-range-address="EnergyVals.C506:EnergyVals.C606" chart:class="chart:line">
            <chart:data-point chart:repeated="101"/>
          </chart:series>
          <chart:series chart:style-name="ch8" chart:values-cell-range-address="EnergyVals.D506:EnergyVals.D606" chart:class="chart:line">
            <chart:data-point chart:repeated="101"/>
          </chart:series>
          <chart:series chart:style-name="ch9" chart:values-cell-range-address="EnergyVals.E506:EnergyVals.E606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514.252861">
                <text:p>58514.252861</text:p>
                <draw:g>
                  <svg:desc>EnergyVals.B506:EnergyVals.B606</svg:desc>
                </draw:g>
              </table:table-cell>
              <table:table-cell office:value-type="float" office:value="29257.1264895">
                <text:p>29257.1264895</text:p>
                <draw:g>
                  <svg:desc>EnergyVals.C506:EnergyVals.C606</svg:desc>
                </draw:g>
              </table:table-cell>
              <table:table-cell office:value-type="float" office:value="29257.1264895">
                <text:p>29257.1264895</text:p>
                <draw:g>
                  <svg:desc>EnergyVals.D506:EnergyVals.D606</svg:desc>
                </draw:g>
              </table:table-cell>
              <table:table-cell office:value-type="float" office:value="32477.2643637">
                <text:p>32477.2643637</text:p>
                <draw:g>
                  <svg:desc>EnergyVals.E506:EnergyVals.E6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514.9745923">
                <text:p>58514.974592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4506.7123798">
                <text:p>34506.7123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516.1373104">
                <text:p>58516.13731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6662.9770886">
                <text:p>36662.9770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516.8638416">
                <text:p>58516.863841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8953.9830454">
                <text:p>38953.9830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516.8851132">
                <text:p>58516.885113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1388.1499976">
                <text:p>41388.149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16.3156609">
                <text:p>58516.315660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3974.423828">
                <text:p>43974.423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515.4649761">
                <text:p>58515.464976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6722.3094319">
                <text:p>46722.3094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14.6866269">
                <text:p>58514.686626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9641.9056493">
                <text:p>49641.9056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4.2663478">
                <text:p>58514.266347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2743.9423791">
                <text:p>52743.9423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514.3489295">
                <text:p>58514.34892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6039.8200129">
                <text:p>56039.8200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517.020797">
                <text:p>58517.02079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9541.6513334">
                <text:p>59541.651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406.34007">
                <text:p>73406.3400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63262.3060297">
                <text:p>63262.3060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210.557489">
                <text:p>100210.55748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67215.4579957">
                <text:p>67215.4579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939.126935">
                <text:p>118939.12693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71415.6355832">
                <text:p>71415.6355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071.6361">
                <text:p>119071.636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75878.2749957">
                <text:p>75878.2749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560.925979">
                <text:p>116560.92597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80619.777018">
                <text:p>80619.77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945.658592">
                <text:p>113945.65859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85657.5672918">
                <text:p>85657.5672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397.14484">
                <text:p>111397.1448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91010.160357">
                <text:p>91010.160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156.756236">
                <text:p>109156.75623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96697.2276949">
                <text:p>96697.2276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171.634835">
                <text:p>108171.63483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02739.670024">
                <text:p>102739.670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387.86642">
                <text:p>108387.8664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09159.694111">
                <text:p>109159.694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375.573782">
                <text:p>108375.57378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15980.894388">
                <text:p>115980.894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369.948976">
                <text:p>108369.94897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23228.339659">
                <text:p>123228.339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67.155527">
                <text:p>108367.15552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30928.665236">
                <text:p>130928.665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423.73744">
                <text:p>108423.7374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39110.170825">
                <text:p>139110.170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424.657281">
                <text:p>108424.65728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47802.924533">
                <text:p>147802.924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341.150521">
                <text:p>108341.15052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57038.873368">
                <text:p>157038.873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334.828869">
                <text:p>108334.82886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66851.960655">
                <text:p>166851.960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329.516462">
                <text:p>108329.51646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77278.250774">
                <text:p>177278.250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21.928831">
                <text:p>108321.92883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88356.06171">
                <text:p>188356.06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300.866386">
                <text:p>108300.86638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00126.105871">
                <text:p>200126.105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971.122521">
                <text:p>108971.12252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12631.639711">
                <text:p>212631.639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386.337639">
                <text:p>111386.33763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25918.622708">
                <text:p>225918.622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342.418756">
                <text:p>112342.41875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40035.886266">
                <text:p>240035.886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602.136746">
                <text:p>114602.13674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55035.31318">
                <text:p>255035.31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51.898085">
                <text:p>115651.89808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70972.02831">
                <text:p>270972.02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900.84287">
                <text:p>191900.8428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87904.601175">
                <text:p>287904.6011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790.181572">
                <text:p>337790.18157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05895.2612">
                <text:p>305895.2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7870.030684">
                <text:p>337870.03068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25010.126419">
                <text:p>325010.126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296.451655">
                <text:p>346296.45165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45319.446469">
                <text:p>345319.446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6489.666411">
                <text:p>346489.66641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66897.860763">
                <text:p>366897.860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6460.014951">
                <text:p>346460.01495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89824.672803">
                <text:p>389824.672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6436.665957">
                <text:p>346436.66595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14184.141631">
                <text:p>414184.141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410.749574">
                <text:p>346410.74957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40065.791487">
                <text:p>440065.791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6394.744199">
                <text:p>346394.74419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67564.74083">
                <text:p>467564.740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366.805932">
                <text:p>346366.80593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96782.051902">
                <text:p>496782.051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341.146935">
                <text:p>346341.14693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27825.102155">
                <text:p>527825.102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414.372907">
                <text:p>347414.37290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60807.978867">
                <text:p>560807.978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085.20626">
                <text:p>346085.2062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95851.898435">
                <text:p>595851.898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5787.561811">
                <text:p>345787.56181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633085.651859">
                <text:p>633085.651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560.451924">
                <text:p>345560.45192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672646.078065">
                <text:p>672646.0780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640.76521">
                <text:p>349640.7652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714678.566806">
                <text:p>714678.566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396.473666">
                <text:p>354396.47366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759337.59299">
                <text:p>759337.59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5725.809292">
                <text:p>345725.80929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806787.284393">
                <text:p>806787.284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1463.614145">
                <text:p>351463.61414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857202.024854">
                <text:p>857202.024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6754.102075">
                <text:p>356754.10207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910767.095154">
                <text:p>910767.0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6589.07832">
                <text:p>366589.0783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967679.35395">
                <text:p>967679.35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7343.983338">
                <text:p>387343.98333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028147.96126">
                <text:p>1028147.96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35613.99804">
                <text:p>1135613.998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092395.14713">
                <text:p>1092395.14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60657.02841">
                <text:p>1160657.0284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160657.02841">
                <text:p>1160657.028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9559.06485">
                <text:p>1159559.0648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233184.47645">
                <text:p>1233184.47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9628.03354">
                <text:p>1159628.0335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310244.03914">
                <text:p>1310244.03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9749.38902">
                <text:p>1159749.3890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392118.92048">
                <text:p>1392118.92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9889.07604">
                <text:p>1159889.076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479110.02139">
                <text:p>1479110.02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0034.99863">
                <text:p>1160034.9986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571537.04557">
                <text:p>1571537.045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0168.54393">
                <text:p>1160168.5439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669739.67445">
                <text:p>1669739.67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0310.08596">
                <text:p>1160310.0859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774078.81558">
                <text:p>1774078.81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0472.03222">
                <text:p>1160472.0322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884937.92897">
                <text:p>1884937.928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7044.48534">
                <text:p>1157044.4853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002724.43641">
                <text:p>2002724.436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1303.88754">
                <text:p>1151303.8875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127871.21875">
                <text:p>2127871.2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7071.64861">
                <text:p>1147071.6486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260838.20683">
                <text:p>2260838.20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8771.06084">
                <text:p>1158771.0608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402114.07176">
                <text:p>2402114.07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7827.4288">
                <text:p>1167827.428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552218.02088">
                <text:p>2552218.02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5756.88857">
                <text:p>1175756.8885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711701.70588">
                <text:p>2711701.70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0762.89951">
                <text:p>1170762.8995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881151.25021">
                <text:p>2881151.25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8292.07595">
                <text:p>1178292.075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061189.40316">
                <text:p>3061189.40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1548.74902">
                <text:p>1181548.7490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252477.82856">
                <text:p>3252477.82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8046.54288">
                <text:p>1198046.5428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455719.53644">
                <text:p>3455719.53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3260.14175">
                <text:p>3783260.1417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671661.46675">
                <text:p>3671661.46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62306.35543">
                <text:p>3762306.3554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3901097.23437">
                <text:p>3901097.234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86995.74214">
                <text:p>3686995.7421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144870.04585">
                <text:p>4144870.04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87848.7953">
                <text:p>3687848.795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403875.79823">
                <text:p>4403875.79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87015.94888">
                <text:p>3687015.9488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679066.37162">
                <text:p>4679066.37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82048.73356">
                <text:p>3682048.7335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4971453.12744">
                <text:p>4971453.127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73678.25402">
                <text:p>3673678.2540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282110.62538">
                <text:p>5282110.62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62189.99238">
                <text:p>3662189.9923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612180.57246">
                <text:p>5612180.57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48535.45404">
                <text:p>3648535.454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5962876.01902">
                <text:p>5962876.01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2582.39125">
                <text:p>3632582.3912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6335485.81681">
                <text:p>6335485.81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1208.74039">
                <text:p>3501208.7403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6731379.3557">
                <text:p>6731379.3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05910.83871">
                <text:p>3105910.8387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7152011.59635">
                <text:p>7152011.59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23980.43914">
                <text:p>2923980.4391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7598928.4174">
                <text:p>7598928.4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07760.31713">
                <text:p>2907760.3171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8073772.29676">
                <text:p>8073772.29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85753.06099">
                <text:p>2885753.0609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8578288.34797">
                <text:p>8578288.347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9951.79695">
                <text:p>2839951.796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9114330.73365">
                <text:p>9114330.73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90642.58426">
                <text:p>2790642.5842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9683869.47986">
                <text:p>9683869.47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6699.54578">
                <text:p>2756699.5457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0288997.7162">
                <text:p>10288997.7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0389.00729">
                <text:p>2720389.0072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0931939.3682">
                <text:p>10931939.3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97617.09003">
                <text:p>2697617.0900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1615057.3308">
                <text:p>11615057.3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03634.51832">
                <text:p>8203634.5183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2340862.1521">
                <text:p>12340862.15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07798.64745">
                <text:p>6607798.6474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3112021.26">
                <text:p>13112021.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45936.94508">
                <text:p>5845936.9450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13931368.7652">
                <text:p>13931368.7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